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8472in"/>
    </style:style>
    <style:style style:name="co3" style:family="table-column">
      <style:table-column-properties fo:break-before="page" style:column-width="0.89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2071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 style:data-style-name="N159">
      <style:text-properties style:font-name="Arial" fo:font-size="8pt" style:font-size-asian="8pt" style:font-size-complex="8pt"/>
    </style:style>
    <style:style style:name="ce10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 fo:font-size="8pt" style:font-size-asian="8pt" style:font-size-complex="8pt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5" style:family="table-cell" style:parent-style-name="Default"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" style:family="table-cell" style:parent-style-name="Default" style:data-style-name="N5127">
      <style:table-cell-properties style:diagonal-bl-tr="none" style:diagonal-tl-br="none" fo:border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" style:family="table-cell" style:parent-style-name="Default" style:data-style-name="N5127">
      <style:table-cell-properties fo:border-bottom="none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 style:data-style-name="N156"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 style:data-style-name="N119">
      <style:text-properties style:font-name="Arial" fo:font-size="8pt" style:font-size-asian="8pt" style:font-size-complex="8pt"/>
    </style:style>
    <style:style style:name="ce23" style:family="table-cell" style:parent-style-name="Default" style:data-style-name="N5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Arial" fo:font-size="8pt" style:font-size-asian="8pt" style:font-size-complex="8pt"/>
    </style:style>
    <style:style style:name="ce27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29" style:family="table-cell" style:parent-style-name="Default">
      <style:text-properties style:font-name="Arial" fo:font-size="10pt" style:font-size-asian="10pt" style:font-size-complex="10pt"/>
    </style:style>
    <style:style style:name="ce30" style:family="table-cell" style:parent-style-name="Default" style:data-style-name="N11">
      <style:text-properties style:font-name="Arial" fo:font-size="8pt" style:font-size-asian="8pt" style:font-size-complex="8pt"/>
    </style:style>
    <style:style style:name="ce31" style:family="table-cell" style:parent-style-name="Default" style:data-style-name="N10"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rial" fo:font-size="8pt" style:font-size-asian="8pt" style:font-size-complex="8pt"/>
    </style:style>
    <style:style style:name="ce34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font-name="Arial" fo:font-size="8pt" style:font-size-asian="8pt" style:font-size-complex="8pt"/>
    </style:style>
    <style:style style:name="ce36" style:family="table-cell" style:parent-style-name="Default" style:data-style-name="N12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6" table:default-cell-style-name="ce2"/>
        <table:table-column table:style-name="co2" table:number-columns-repeated="7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4" table:number-columns-repeated="1007" table:default-cell-style-name="ce2"/>
        <table:table-row table:style-name="ro1">
          <table:table-cell table:style-name="ce1" office:value-type="string">
            <text:p>Collateral Deltas as of:</text:p>
          </table:table-cell>
          <table:table-cell table:style-name="ce15"/>
          <table:table-cell table:style-name="ce27" office:value-type="string">
            <text:p>\Sexpr{getAsOfDate()}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Total Marginable Position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2009 By Month</text:p>
          </table:table-cell>
          <table:table-cell table:number-columns-repeated="1023"/>
        </table:table-row>
        <table:table-row table:style-name="ro5">
          <table:table-cell/>
          <table:table-cell table:style-name="ce16" office:value-type="string">
            <text:p>Apr</text:p>
          </table:table-cell>
          <table:table-cell table:style-name="ce16" office:value-type="string">
            <text:p>May</text:p>
          </table:table-cell>
          <table:table-cell table:style-name="ce16" office:value-type="string">
            <text:p>Jun</text:p>
          </table:table-cell>
          <table:table-cell table:style-name="ce16" office:value-type="string">
            <text:p>Jul</text:p>
          </table:table-cell>
          <table:table-cell table:style-name="ce16" office:value-type="string">
            <text:p>Aug</text:p>
          </table:table-cell>
          <table:table-cell table:style-name="ce16" office:value-type="string">
            <text:p>Sep</text:p>
          </table:table-cell>
          <table:table-cell table:style-name="ce16" office:value-type="string">
            <text:p>Oc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c</text:p>
          </table:table-cell>
          <table:table-cell table:style-name="ce16" office:value-type="string">
            <text:p>Total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Power Peak (MWh)</text:p>
          </table:table-cell>
          <table:table-cell table:style-name="ce17" office:value-type="string">
            <text:p>\Sexpr{getCommodityPositions( marginableData, “POWER”, tenor=”2009-04-01”, bucket=”ON-PEAK”)}</text:p>
          </table:table-cell>
          <table:table-cell table:style-name="ce17" office:value-type="string">
            <text:p>\Sexpr{getCommodityPositions( marginableData, “POWER”, tenor=”2009-05-01”, bucket=”ON-PEAK”)}</text:p>
          </table:table-cell>
          <table:table-cell table:style-name="ce17" office:value-type="string">
            <text:p>\Sexpr{getCommodityPositions( marginableData, “POWER”, tenor=”2009-06-01”, bucket=”ON-PEAK”)}</text:p>
          </table:table-cell>
          <table:table-cell table:style-name="ce17" office:value-type="string">
            <text:p>\Sexpr{getCommodityPositions( marginableData, “POWER”, tenor=”2009-07-01”, bucket=”ON-PEAK”)}</text:p>
          </table:table-cell>
          <table:table-cell table:style-name="ce17" office:value-type="string">
            <text:p>\Sexpr{getCommodityPositions( marginableData, “POWER”, tenor=”2009-08-01”, bucket=”ON-PEAK”)}</text:p>
          </table:table-cell>
          <table:table-cell table:style-name="ce17" office:value-type="string">
            <text:p>\Sexpr{getCommodityPositions( marginableData, “POWER”, tenor=”2009-09-01”, bucket=”ON-PEAK”)}</text:p>
          </table:table-cell>
          <table:table-cell table:style-name="ce17" office:value-type="string">
            <text:p>\Sexpr{getCommodityPositions( marginableData, “POWER”, tenor=”2009-10-01”, bucket=”ON-PEAK”)}</text:p>
          </table:table-cell>
          <table:table-cell table:style-name="ce17" office:value-type="string">
            <text:p>\Sexpr{getCommodityPositions( marginableData, “POWER”, tenor=”2009-11-01”, bucket=”ON-PEAK”)}</text:p>
          </table:table-cell>
          <table:table-cell table:style-name="ce17" office:value-type="string">
            <text:p>\Sexpr{getCommodityPositions( marginableData, “POWER”, tenor=”2009-12-01”, bucket=”ON-PEAK”)}</text:p>
          </table:table-cell>
          <table:table-cell table:style-name="ce17" table:formula="of:=SUM([.B6:.J6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getCommodityPositions( marginableData, “POWER”, tenor=”2009-04-01”, bucket=”OFF-PEAK”)}</text:p>
          </table:table-cell>
          <table:table-cell table:style-name="ce17" office:value-type="string">
            <text:p>\Sexpr{getCommodityPositions( marginableData, “POWER”, tenor=”2009-05-01”, bucket=”OFF-PEAK”)}</text:p>
          </table:table-cell>
          <table:table-cell table:style-name="ce17" office:value-type="string">
            <text:p>\Sexpr{getCommodityPositions( marginableData, “POWER”, tenor=”2009-06-01”, bucket=”OFF-PEAK”)}</text:p>
          </table:table-cell>
          <table:table-cell table:style-name="ce17" office:value-type="string">
            <text:p>\Sexpr{getCommodityPositions( marginableData, “POWER”, tenor=”2009-07-01”, bucket=”OFF-PEAK”)}</text:p>
          </table:table-cell>
          <table:table-cell table:style-name="ce17" office:value-type="string">
            <text:p>\Sexpr{getCommodityPositions( marginableData, “POWER”, tenor=”2009-08-01”, bucket=”OFF-PEAK”)}</text:p>
          </table:table-cell>
          <table:table-cell table:style-name="ce17" office:value-type="string">
            <text:p>\Sexpr{getCommodityPositions( marginableData, “POWER”, tenor=”2009-09-01”, bucket=”OFF-PEAK”)}</text:p>
          </table:table-cell>
          <table:table-cell table:style-name="ce17" office:value-type="string">
            <text:p>\Sexpr{getCommodityPositions( marginableData, “POWER”, tenor=”2009-10-01”, bucket=”OFF-PEAK”)}</text:p>
          </table:table-cell>
          <table:table-cell table:style-name="ce17" office:value-type="string">
            <text:p>\Sexpr{getCommodityPositions( marginableData, “POWER”, tenor=”2009-11-01”, bucket=”OFF-PEAK”)}</text:p>
          </table:table-cell>
          <table:table-cell table:style-name="ce17" office:value-type="string">
            <text:p>\Sexpr{getCommodityPositions( marginableData, “POWER”, tenor=”2009-12-01”, bucket=”OFF-PEAK”)}</text:p>
          </table:table-cell>
          <table:table-cell table:style-name="ce17" table:formula="of:=SUM([.B7:.J7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getCommodityPositions( marginableData, “GAS”, tenor=”2009-04-01”)/10000}</text:p>
          </table:table-cell>
          <table:table-cell table:style-name="ce17" office:value-type="string">
            <text:p>\Sexpr{getCommodityPositions( marginableData, “GAS”, tenor=”2009-05-01”)/10000}</text:p>
          </table:table-cell>
          <table:table-cell table:style-name="ce17" office:value-type="string">
            <text:p>\Sexpr{getCommodityPositions( marginableData, “GAS”, tenor=”2009-06-01”)/10000}</text:p>
          </table:table-cell>
          <table:table-cell table:style-name="ce17" office:value-type="string">
            <text:p>\Sexpr{getCommodityPositions( marginableData, “GAS”, tenor=”2009-07-01”)/10000}</text:p>
          </table:table-cell>
          <table:table-cell table:style-name="ce17" office:value-type="string">
            <text:p>\Sexpr{getCommodityPositions( marginableData, “GAS”, tenor=”2009-08-01”)/10000}</text:p>
          </table:table-cell>
          <table:table-cell table:style-name="ce17" office:value-type="string">
            <text:p>\Sexpr{getCommodityPositions( marginableData, “GAS”, tenor=”2009-09-01”)/10000}</text:p>
          </table:table-cell>
          <table:table-cell table:style-name="ce17" office:value-type="string">
            <text:p>\Sexpr{getCommodityPositions( marginableData, “GAS”, tenor=”2009-10-01”)/10000}</text:p>
          </table:table-cell>
          <table:table-cell table:style-name="ce17" office:value-type="string">
            <text:p>\Sexpr{getCommodityPositions( marginableData, “GAS”, tenor=”2009-11-01”)/10000}</text:p>
          </table:table-cell>
          <table:table-cell table:style-name="ce17" office:value-type="string">
            <text:p>\Sexpr{getCommodityPositions( marginableData, “GAS”, tenor=”2009-12-01”)/10000}</text:p>
          </table:table-cell>
          <table:table-cell table:style-name="ce17" table:formula="of:=SUM([.B8:.J8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6]+[.B7]+([.B8]*10000/[.$B$77])" office:value-type="float" office:value="0">
            <text:p>0 </text:p>
          </table:table-cell>
          <table:table-cell table:style-name="ce18" table:formula="of:=[.C6]+[.C7]+([.C8]*10000/[.$B$77])" office:value-type="float" office:value="0">
            <text:p>0 </text:p>
          </table:table-cell>
          <table:table-cell table:style-name="ce18" table:formula="of:=[.D6]+[.D7]+([.D8]*10000/[.$B$77])" office:value-type="float" office:value="0">
            <text:p>0 </text:p>
          </table:table-cell>
          <table:table-cell table:style-name="ce18" table:formula="of:=[.E6]+[.E7]+([.E8]*10000/[.$B$77])" office:value-type="float" office:value="0">
            <text:p>0 </text:p>
          </table:table-cell>
          <table:table-cell table:style-name="ce18" table:formula="of:=[.F6]+[.F7]+([.F8]*10000/[.$B$77])" office:value-type="float" office:value="0">
            <text:p>0 </text:p>
          </table:table-cell>
          <table:table-cell table:style-name="ce18" table:formula="of:=[.G6]+[.G7]+([.G8]*10000/[.$B$77])" office:value-type="float" office:value="0">
            <text:p>0 </text:p>
          </table:table-cell>
          <table:table-cell table:style-name="ce18" table:formula="of:=[.H6]+[.H7]+([.H8]*10000/[.$B$77])" office:value-type="float" office:value="0">
            <text:p>0 </text:p>
          </table:table-cell>
          <table:table-cell table:style-name="ce18" table:formula="of:=[.I6]+[.I7]+([.I8]*10000/[.$B$77])" office:value-type="float" office:value="0">
            <text:p>0 </text:p>
          </table:table-cell>
          <table:table-cell table:style-name="ce18" table:formula="of:=[.J6]+[.J7]+([.J8]*10000/[.$B$77])" office:value-type="float" office:value="0">
            <text:p>0 </text:p>
          </table:table-cell>
          <table:table-cell table:style-name="ce18" table:formula="of:=[.K6]+[.K7]+([.K8]*10000/[.$B$77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/>
          <table:table-cell table:style-name="ce17" table:number-columns-repeated="4"/>
          <table:table-cell table:style-name="ce8" table:number-columns-repeated="2"/>
          <table:table-cell table:number-columns-repeated="7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getCommodityPositions( marginableData, “DOMESTIC COAL”, tenor=”2009-04-01”)}</text:p>
          </table:table-cell>
          <table:table-cell table:style-name="ce17" office:value-type="string">
            <text:p>\Sexpr{getCommodityPositions( marginableData, “DOMESTIC COAL”, tenor=”2009-05-01”)}</text:p>
          </table:table-cell>
          <table:table-cell table:style-name="ce17" office:value-type="string">
            <text:p>\Sexpr{getCommodityPositions( marginableData, “DOMESTIC COAL”, tenor=”2009-06-01”)}</text:p>
          </table:table-cell>
          <table:table-cell table:style-name="ce17" office:value-type="string">
            <text:p>\Sexpr{getCommodityPositions( marginableData, “DOMESTIC COAL”, tenor=”2009-07-01”)}</text:p>
          </table:table-cell>
          <table:table-cell table:style-name="ce17" office:value-type="string">
            <text:p>\Sexpr{getCommodityPositions( marginableData, “DOMESTIC COAL”, tenor=”2009-08-01”)}</text:p>
          </table:table-cell>
          <table:table-cell table:style-name="ce17" office:value-type="string">
            <text:p>\Sexpr{getCommodityPositions( marginableData, “DOMESTIC COAL”, tenor=”2009-09-01”)}</text:p>
          </table:table-cell>
          <table:table-cell table:style-name="ce17" office:value-type="string">
            <text:p>\Sexpr{getCommodityPositions( marginableData, “DOMESTIC COAL”, tenor=”2009-10-01”)}</text:p>
          </table:table-cell>
          <table:table-cell table:style-name="ce17" office:value-type="string">
            <text:p>\Sexpr{getCommodityPositions( marginableData, “DOMESTIC COAL”, tenor=”2009-11-01”)}</text:p>
          </table:table-cell>
          <table:table-cell table:style-name="ce17" office:value-type="string">
            <text:p>\Sexpr{getCommodityPositions( marginableData, “DOMESTIC COAL”, tenor=”2009-12-01”)}</text:p>
          </table:table-cell>
          <table:table-cell table:style-name="ce17" table:formula="of:=SUM([.B11:.J11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getCommodityPositions( marginableData, “INTERNATIONAL COAL”, tenor=”2009-04-01”)}</text:p>
          </table:table-cell>
          <table:table-cell table:style-name="ce17" office:value-type="string">
            <text:p>\Sexpr{getCommodityPositions( marginableData, “INTERNATIONAL COAL”, tenor=”2009-05-01”)}</text:p>
          </table:table-cell>
          <table:table-cell table:style-name="ce17" office:value-type="string">
            <text:p>\Sexpr{getCommodityPositions( marginableData, “INTERNATIONAL COAL”, tenor=”2009-06-01”)}</text:p>
          </table:table-cell>
          <table:table-cell table:style-name="ce17" office:value-type="string">
            <text:p>\Sexpr{getCommodityPositions( marginableData, “INTERNATIONAL COAL”, tenor=”2009-07-01”)}</text:p>
          </table:table-cell>
          <table:table-cell table:style-name="ce17" office:value-type="string">
            <text:p>\Sexpr{getCommodityPositions( marginableData, “INTERNATIONAL COAL”, tenor=”2009-08-01”)}</text:p>
          </table:table-cell>
          <table:table-cell table:style-name="ce17" office:value-type="string">
            <text:p>\Sexpr{getCommodityPositions( marginableData, “INTERNATIONAL COAL”, tenor=”2009-09-01”)}</text:p>
          </table:table-cell>
          <table:table-cell table:style-name="ce17" office:value-type="string">
            <text:p>\Sexpr{getCommodityPositions( marginableData, “INTERNATIONAL COAL”, tenor=”2009-10-01”)}</text:p>
          </table:table-cell>
          <table:table-cell table:style-name="ce17" office:value-type="string">
            <text:p>\Sexpr{getCommodityPositions( marginableData, “INTERNATIONAL COAL”, tenor=”2009-11-01”)}</text:p>
          </table:table-cell>
          <table:table-cell table:style-name="ce17" office:value-type="string">
            <text:p>\Sexpr{getCommodityPositions( marginableData, “INTERNATIONAL COAL”, tenor=”2009-12-01”)}</text:p>
          </table:table-cell>
          <table:table-cell table:style-name="ce17" table:formula="of:=SUM([.B12:.J12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11:.B12])" office:value-type="float" office:value="0">
            <text:p>0 </text:p>
          </table:table-cell>
          <table:table-cell table:style-name="ce18" table:formula="of:=SUM([.C11:.C12])" office:value-type="float" office:value="0">
            <text:p>0 </text:p>
          </table:table-cell>
          <table:table-cell table:style-name="ce18" table:formula="of:=SUM([.D11:.D12])" office:value-type="float" office:value="0">
            <text:p>0 </text:p>
          </table:table-cell>
          <table:table-cell table:style-name="ce18" table:formula="of:=SUM([.E11:.E12])" office:value-type="float" office:value="0">
            <text:p>0 </text:p>
          </table:table-cell>
          <table:table-cell table:style-name="ce18" table:formula="of:=SUM([.F11:.F12])" office:value-type="float" office:value="0">
            <text:p>0 </text:p>
          </table:table-cell>
          <table:table-cell table:style-name="ce18" table:formula="of:=SUM([.G11:.G12])" office:value-type="float" office:value="0">
            <text:p>0 </text:p>
          </table:table-cell>
          <table:table-cell table:style-name="ce18" table:formula="of:=SUM([.H11:.H12])" office:value-type="float" office:value="0">
            <text:p>0 </text:p>
          </table:table-cell>
          <table:table-cell table:style-name="ce18" table:formula="of:=SUM([.I11:.I12])" office:value-type="float" office:value="0">
            <text:p>0 </text:p>
          </table:table-cell>
          <table:table-cell table:style-name="ce18" table:formula="of:=SUM([.J11:.J12])" office:value-type="float" office:value="0">
            <text:p>0 </text:p>
          </table:table-cell>
          <table:table-cell table:style-name="ce18" table:formula="of:=SUM([.K11:.K12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7"/>
          <table:table-cell table:number-columns-repeated="1023"/>
        </table:table-row>
        <table:table-row table:style-name="ro6">
          <table:table-cell table:style-name="ce4" office:value-type="string">
            <text:p>Front 5 Years &amp; Total</text:p>
          </table:table-cell>
          <table:table-cell table:number-columns-repeated="1023"/>
        </table:table-row>
        <table:table-row table:style-name="ro6">
          <table:table-cell/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float" office:value="2012">
            <text:p>2012</text:p>
          </table:table-cell>
          <table:table-cell table:style-name="ce16" office:value-type="float" office:value="2013">
            <text:p>2013</text:p>
          </table:table-cell>
          <table:table-cell table:style-name="ce16" office:value-type="string">
            <text:p>All Terms</text:p>
          </table:table-cell>
          <table:table-cell table:number-columns-repeated="1017"/>
        </table:table-row>
        <table:table-row table:style-name="ro6">
          <table:table-cell office:value-type="string">
            <text:p>Power Peak (MWh)</text:p>
          </table:table-cell>
          <table:table-cell table:style-name="ce17" office:value-type="string">
            <text:p>\Sexpr{getCommodityPositions( marginableData, “POWER”, year=2009, bucket=”ON-PEAK”)}</text:p>
          </table:table-cell>
          <table:table-cell table:style-name="ce17" office:value-type="string">
            <text:p>\Sexpr{getCommodityPositions( marginableData, “POWER”, year=2010, bucket=”ON-PEAK”)}</text:p>
          </table:table-cell>
          <table:table-cell table:style-name="ce17" office:value-type="string">
            <text:p>\Sexpr{getCommodityPositions( marginableData, “POWER”, year=2011, bucket=”ON-PEAK”)}</text:p>
          </table:table-cell>
          <table:table-cell table:style-name="ce17" office:value-type="string">
            <text:p>\Sexpr{getCommodityPositions( marginableData, “POWER”, year=2012, bucket=”ON-PEAK”)}</text:p>
          </table:table-cell>
          <table:table-cell table:style-name="ce17" office:value-type="string">
            <text:p>\Sexpr{getCommodityPositions( marginableData, “POWER”, year=2013, bucket=”ON-PEAK”)}</text:p>
          </table:table-cell>
          <table:table-cell table:style-name="ce17" office:value-type="string">
            <text:p>\Sexpr{getCommodityPositions( marginableData, “POWER”, bucket=”ON-PEAK”)}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getCommodityPositions( marginableData, “POWER”, year=2009, bucket=”OFF-PEAK”)}</text:p>
          </table:table-cell>
          <table:table-cell table:style-name="ce17" office:value-type="string">
            <text:p>\Sexpr{getCommodityPositions( marginableData, “POWER”, year=2010, bucket=”OFF-PEAK”)}</text:p>
          </table:table-cell>
          <table:table-cell table:style-name="ce17" office:value-type="string">
            <text:p>\Sexpr{getCommodityPositions( marginableData, “POWER”, year=2011, bucket=”OFF-PEAK”)}</text:p>
          </table:table-cell>
          <table:table-cell table:style-name="ce17" office:value-type="string">
            <text:p>\Sexpr{getCommodityPositions( marginableData, “POWER”, year=2012, bucket=”OFF-PEAK”)}</text:p>
          </table:table-cell>
          <table:table-cell table:style-name="ce17" office:value-type="string">
            <text:p>\Sexpr{getCommodityPositions( marginableData, “POWER”, year=2013, bucket=”OFF-PEAK”)}</text:p>
          </table:table-cell>
          <table:table-cell table:style-name="ce17" office:value-type="string">
            <text:p>\Sexpr{getCommodityPositions( marginableData, “POWER”, bucket=”OFF-PEAK”)}</text:p>
          </table:table-cell>
          <table:table-cell table:number-columns-repeated="1017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getCommodityPositions( marginableData, “GAS”, year=2009)/10000}</text:p>
          </table:table-cell>
          <table:table-cell table:style-name="ce17" office:value-type="string">
            <text:p>\Sexpr{getCommodityPositions( marginableData, “GAS”, year=2010)/10000}</text:p>
          </table:table-cell>
          <table:table-cell table:style-name="ce17" office:value-type="string">
            <text:p>\Sexpr{getCommodityPositions( marginableData, “GAS”, year=2011)/10000}</text:p>
          </table:table-cell>
          <table:table-cell table:style-name="ce17" office:value-type="string">
            <text:p>\Sexpr{getCommodityPositions( marginableData, “GAS”, year=2012)/10000}</text:p>
          </table:table-cell>
          <table:table-cell table:style-name="ce17" office:value-type="string">
            <text:p>\Sexpr{getCommodityPositions( marginableData, “GAS”, year=2013)/10000}</text:p>
          </table:table-cell>
          <table:table-cell table:style-name="ce17" office:value-type="string">
            <text:p>\Sexpr{getCommodityPositions( marginableData, "GAS")/10000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17]+[.B18]+([.B19]*10000/[.B$77])" office:value-type="float" office:value="0">
            <text:p>0 </text:p>
          </table:table-cell>
          <table:table-cell table:style-name="ce18" table:formula="of:=[.C17]+[.C18]+([.C19]*10000/[.C$77])" office:value-type="float" office:value="0">
            <text:p>0 </text:p>
          </table:table-cell>
          <table:table-cell table:style-name="ce18" table:formula="of:=[.D17]+[.D18]+([.D19]*10000/[.D$77])" office:value-type="float" office:value="0">
            <text:p>0 </text:p>
          </table:table-cell>
          <table:table-cell table:style-name="ce18" table:formula="of:=[.E17]+[.E18]+([.E19]*10000/[.E$77])" office:value-type="float" office:value="0">
            <text:p>0 </text:p>
          </table:table-cell>
          <table:table-cell table:style-name="ce18" table:formula="of:=[.F17]+[.F18]+([.F19]*10000/[.F$77])" office:value-type="float" office:value="0">
            <text:p>0 </text:p>
          </table:table-cell>
          <table:table-cell table:style-name="ce18" table:formula="of:=[.G17]+[.G18]+([.G19]*10000/[.G$77])" office:value-type="float" office:value="0">
            <text:p>0 </text:p>
          </table:table-cell>
          <table:table-cell table:number-columns-repeated="1017"/>
        </table:table-row>
        <table:table-row table:style-name="ro6">
          <table:table-cell/>
          <table:table-cell table:style-name="ce17" table:number-columns-repeated="6"/>
          <table:table-cell table:number-columns-repeated="1017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getCommodityPositions( marginableData, “DOMESTIC COAL”, year=2009)}</text:p>
          </table:table-cell>
          <table:table-cell table:style-name="ce17" office:value-type="string">
            <text:p>\Sexpr{getCommodityPositions( marginableData, “DOMESTIC COAL”, year=2010)}</text:p>
          </table:table-cell>
          <table:table-cell table:style-name="ce17" office:value-type="string">
            <text:p>\Sexpr{getCommodityPositions( marginableData, “DOMESTIC COAL”, year=2011)}</text:p>
          </table:table-cell>
          <table:table-cell table:style-name="ce17" office:value-type="string">
            <text:p>\Sexpr{getCommodityPositions( marginableData, “DOMESTIC COAL”, year=2012)}</text:p>
          </table:table-cell>
          <table:table-cell table:style-name="ce17" office:value-type="string">
            <text:p>\Sexpr{getCommodityPositions( marginableData, “DOMESTIC COAL”, year=2013)}</text:p>
          </table:table-cell>
          <table:table-cell table:style-name="ce17" office:value-type="string">
            <text:p>\Sexpr{getCommodityPositions( marginableData, "DOMESTIC COAL")}</text:p>
          </table:table-cell>
          <table:table-cell table:number-columns-repeated="1017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getCommodityPositions( marginableData, “INTERNATIONAL COAL”, year=2009)}</text:p>
          </table:table-cell>
          <table:table-cell table:style-name="ce17" office:value-type="string">
            <text:p>\Sexpr{getCommodityPositions( marginableData, “INTERNATIONAL COAL”, year=2010)}</text:p>
          </table:table-cell>
          <table:table-cell table:style-name="ce17" office:value-type="string">
            <text:p>\Sexpr{getCommodityPositions( marginableData, “INTERNATIONAL COAL”, year=2011)}</text:p>
          </table:table-cell>
          <table:table-cell table:style-name="ce17" office:value-type="string">
            <text:p>\Sexpr{getCommodityPositions( marginableData, “INTERNATIONAL COAL”, year=2012)}</text:p>
          </table:table-cell>
          <table:table-cell table:style-name="ce17" office:value-type="string">
            <text:p>\Sexpr{getCommodityPositions( marginableData, “INTERNATIONAL COAL”, year=2013)}</text:p>
          </table:table-cell>
          <table:table-cell table:style-name="ce17" office:value-type="string">
            <text:p>\Sexpr{getCommodityPositions( marginableData, "INTERNATIONAL COAL")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22:.B23])" office:value-type="float" office:value="0">
            <text:p>0 </text:p>
          </table:table-cell>
          <table:table-cell table:style-name="ce18" table:formula="of:=SUM([.C22:.C23])" office:value-type="float" office:value="0">
            <text:p>0 </text:p>
          </table:table-cell>
          <table:table-cell table:style-name="ce18" table:formula="of:=SUM([.D22:.D23])" office:value-type="float" office:value="0">
            <text:p>0 </text:p>
          </table:table-cell>
          <table:table-cell table:style-name="ce18" table:formula="of:=SUM([.E22:.E23])" office:value-type="float" office:value="0">
            <text:p>0 </text:p>
          </table:table-cell>
          <table:table-cell table:style-name="ce18" table:formula="of:=SUM([.F22:.F23])" office:value-type="float" office:value="0">
            <text:p>0 </text:p>
          </table:table-cell>
          <table:table-cell table:style-name="ce18" table:formula="of:=SUM([.G22:.G23])" office:value-type="float" office:value="0">
            <text:p>0 </text:p>
          </table:table-cell>
          <table:table-cell table:number-columns-repeated="1017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Currently Margined Position at Prevailing Prices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4">
          <table:table-cell table:style-name="ce4" office:value-type="string">
            <text:p>2009 By Month</text:p>
          </table:table-cell>
          <table:table-cell table:number-columns-repeated="1023"/>
        </table:table-row>
        <table:table-row table:style-name="ro5">
          <table:table-cell/>
          <table:table-cell table:style-name="ce16" office:value-type="string">
            <text:p>Apr</text:p>
          </table:table-cell>
          <table:table-cell table:style-name="ce16" office:value-type="string">
            <text:p>May</text:p>
          </table:table-cell>
          <table:table-cell table:style-name="ce16" office:value-type="string">
            <text:p>Jun</text:p>
          </table:table-cell>
          <table:table-cell table:style-name="ce16" office:value-type="string">
            <text:p>Jul</text:p>
          </table:table-cell>
          <table:table-cell table:style-name="ce16" office:value-type="string">
            <text:p>Aug</text:p>
          </table:table-cell>
          <table:table-cell table:style-name="ce16" office:value-type="string">
            <text:p>Sep</text:p>
          </table:table-cell>
          <table:table-cell table:style-name="ce16" office:value-type="string">
            <text:p>Oc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c</text:p>
          </table:table-cell>
          <table:table-cell table:style-name="ce16" office:value-type="string">
            <text:p>Total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Power Peak (MWh)</text:p>
          </table:table-cell>
          <table:table-cell table:style-name="ce17" office:value-type="string">
            <text:p>\Sexpr{getCommodityPositions( marginedData, “POWER”, tenor=”2009-04-01”, bucket=”ON-PEAK”)}</text:p>
          </table:table-cell>
          <table:table-cell table:style-name="ce17" office:value-type="string">
            <text:p>\Sexpr{getCommodityPositions( marginedData, “POWER”, tenor=”2009-05-01”, bucket=”ON-PEAK”)}</text:p>
          </table:table-cell>
          <table:table-cell table:style-name="ce17" office:value-type="string">
            <text:p>\Sexpr{getCommodityPositions( marginedData, “POWER”, tenor=”2009-06-01”, bucket=”ON-PEAK”)}</text:p>
          </table:table-cell>
          <table:table-cell table:style-name="ce17" office:value-type="string">
            <text:p>\Sexpr{getCommodityPositions( marginedData, “POWER”, tenor=”2009-07-01”, bucket=”ON-PEAK”)}</text:p>
          </table:table-cell>
          <table:table-cell table:style-name="ce17" office:value-type="string">
            <text:p>\Sexpr{getCommodityPositions( marginedData, “POWER”, tenor=”2009-08-01”, bucket=”ON-PEAK”)}</text:p>
          </table:table-cell>
          <table:table-cell table:style-name="ce17" office:value-type="string">
            <text:p>\Sexpr{getCommodityPositions( marginedData, “POWER”, tenor=”2009-09-01”, bucket=”ON-PEAK”)}</text:p>
          </table:table-cell>
          <table:table-cell table:style-name="ce17" office:value-type="string">
            <text:p>\Sexpr{getCommodityPositions( marginedData, “POWER”, tenor=”2009-10-01”, bucket=”ON-PEAK”)}</text:p>
          </table:table-cell>
          <table:table-cell table:style-name="ce17" office:value-type="string">
            <text:p>\Sexpr{getCommodityPositions( marginedData, “POWER”, tenor=”2009-11-01”, bucket=”ON-PEAK”)}</text:p>
          </table:table-cell>
          <table:table-cell table:style-name="ce17" office:value-type="string">
            <text:p>\Sexpr{getCommodityPositions( marginedData, “POWER”, tenor=”2009-12-01”, bucket=”ON-PEAK”)}</text:p>
          </table:table-cell>
          <table:table-cell table:style-name="ce17" table:formula="of:=SUM([.B30:.J30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getCommodityPositions( marginedData, “POWER”, tenor=”2009-04-01”, bucket=”OFF-PEAK”)}</text:p>
          </table:table-cell>
          <table:table-cell table:style-name="ce17" office:value-type="string">
            <text:p>\Sexpr{getCommodityPositions( marginedData, “POWER”, tenor=”2009-05-01”, bucket=”OFF-PEAK”)}</text:p>
          </table:table-cell>
          <table:table-cell table:style-name="ce17" office:value-type="string">
            <text:p>\Sexpr{getCommodityPositions( marginedData, “POWER”, tenor=”2009-06-01”, bucket=”OFF-PEAK”)}</text:p>
          </table:table-cell>
          <table:table-cell table:style-name="ce17" office:value-type="string">
            <text:p>\Sexpr{getCommodityPositions( marginedData, “POWER”, tenor=”2009-07-01”, bucket=”OFF-PEAK”)}</text:p>
          </table:table-cell>
          <table:table-cell table:style-name="ce17" office:value-type="string">
            <text:p>\Sexpr{getCommodityPositions( marginedData, “POWER”, tenor=”2009-08-01”, bucket=”OFF-PEAK”)}</text:p>
          </table:table-cell>
          <table:table-cell table:style-name="ce17" office:value-type="string">
            <text:p>\Sexpr{getCommodityPositions( marginedData, “POWER”, tenor=”2009-09-01”, bucket=”OFF-PEAK”)}</text:p>
          </table:table-cell>
          <table:table-cell table:style-name="ce17" office:value-type="string">
            <text:p>\Sexpr{getCommodityPositions( marginedData, “POWER”, tenor=”2009-10-01”, bucket=”OFF-PEAK”)}</text:p>
          </table:table-cell>
          <table:table-cell table:style-name="ce17" office:value-type="string">
            <text:p>\Sexpr{getCommodityPositions( marginedData, “POWER”, tenor=”2009-11-01”, bucket=”OFF-PEAK”)}</text:p>
          </table:table-cell>
          <table:table-cell table:style-name="ce17" office:value-type="string">
            <text:p>\Sexpr{getCommodityPositions( marginedData, “POWER”, tenor=”2009-12-01”, bucket=”OFF-PEAK”)}</text:p>
          </table:table-cell>
          <table:table-cell table:style-name="ce17" table:formula="of:=SUM([.B31:.J31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getCommodityPositions( marginedData, “GAS”, tenor=”2009-04-01”)/10000}</text:p>
          </table:table-cell>
          <table:table-cell table:style-name="ce17" office:value-type="string">
            <text:p>\Sexpr{getCommodityPositions( marginedData, “GAS”, tenor=”2009-05-01”)/10000}</text:p>
          </table:table-cell>
          <table:table-cell table:style-name="ce17" office:value-type="string">
            <text:p>\Sexpr{getCommodityPositions( marginedData, “GAS”, tenor=”2009-06-01”)/10000}</text:p>
          </table:table-cell>
          <table:table-cell table:style-name="ce17" office:value-type="string">
            <text:p>\Sexpr{getCommodityPositions( marginedData, “GAS”, tenor=”2009-07-01”)/10000}</text:p>
          </table:table-cell>
          <table:table-cell table:style-name="ce17" office:value-type="string">
            <text:p>\Sexpr{getCommodityPositions( marginedData, “GAS”, tenor=”2009-08-01”)/10000}</text:p>
          </table:table-cell>
          <table:table-cell table:style-name="ce17" office:value-type="string">
            <text:p>\Sexpr{getCommodityPositions( marginedData, “GAS”, tenor=”2009-09-01”)/10000}</text:p>
          </table:table-cell>
          <table:table-cell table:style-name="ce17" office:value-type="string">
            <text:p>\Sexpr{getCommodityPositions( marginedData, “GAS”, tenor=”2009-10-01”)/10000}</text:p>
          </table:table-cell>
          <table:table-cell table:style-name="ce17" office:value-type="string">
            <text:p>\Sexpr{getCommodityPositions( marginedData, “GAS”, tenor=”2009-11-01”)/10000}</text:p>
          </table:table-cell>
          <table:table-cell table:style-name="ce17" office:value-type="string">
            <text:p>\Sexpr{getCommodityPositions( marginedData, “GAS”, tenor=”2009-12-01”)/10000}</text:p>
          </table:table-cell>
          <table:table-cell table:style-name="ce17" table:formula="of:=SUM([.B32:.J32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30]+[.B31]+([.B32]*10000/[.$B$77])" office:value-type="float" office:value="0">
            <text:p>0 </text:p>
          </table:table-cell>
          <table:table-cell table:style-name="ce18" table:formula="of:=[.C30]+[.C31]+([.C32]*10000/[.$B$77])" office:value-type="float" office:value="0">
            <text:p>0 </text:p>
          </table:table-cell>
          <table:table-cell table:style-name="ce18" table:formula="of:=[.D30]+[.D31]+([.D32]*10000/[.$B$77])" office:value-type="float" office:value="0">
            <text:p>0 </text:p>
          </table:table-cell>
          <table:table-cell table:style-name="ce18" table:formula="of:=[.E30]+[.E31]+([.E32]*10000/[.$B$77])" office:value-type="float" office:value="0">
            <text:p>0 </text:p>
          </table:table-cell>
          <table:table-cell table:style-name="ce18" table:formula="of:=[.F30]+[.F31]+([.F32]*10000/[.$B$77])" office:value-type="float" office:value="0">
            <text:p>0 </text:p>
          </table:table-cell>
          <table:table-cell table:style-name="ce18" table:formula="of:=[.G30]+[.G31]+([.G32]*10000/[.$B$77])" office:value-type="float" office:value="0">
            <text:p>0 </text:p>
          </table:table-cell>
          <table:table-cell table:style-name="ce18" table:formula="of:=[.H30]+[.H31]+([.H32]*10000/[.$B$77])" office:value-type="float" office:value="0">
            <text:p>0 </text:p>
          </table:table-cell>
          <table:table-cell table:style-name="ce18" table:formula="of:=[.I30]+[.I31]+([.I32]*10000/[.$B$77])" office:value-type="float" office:value="0">
            <text:p>0 </text:p>
          </table:table-cell>
          <table:table-cell table:style-name="ce18" table:formula="of:=[.J30]+[.J31]+([.J32]*10000/[.$B$77])" office:value-type="float" office:value="0">
            <text:p>0 </text:p>
          </table:table-cell>
          <table:table-cell table:style-name="ce18" table:formula="of:=[.K30]+[.K31]+([.K32]*10000/[.$B$77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/>
          <table:table-cell table:style-name="ce17" table:number-columns-repeated="4"/>
          <table:table-cell table:style-name="ce8" table:number-columns-repeated="2"/>
          <table:table-cell table:number-columns-repeated="7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getCommodityPositions( marginedData, “DOMESTIC COAL”, tenor=”2009-04-01”)}</text:p>
          </table:table-cell>
          <table:table-cell table:style-name="ce17" office:value-type="string">
            <text:p>\Sexpr{getCommodityPositions( marginedData, “DOMESTIC COAL”, tenor=”2009-05-01”)}</text:p>
          </table:table-cell>
          <table:table-cell table:style-name="ce17" office:value-type="string">
            <text:p>\Sexpr{getCommodityPositions( marginedData, “DOMESTIC COAL”, tenor=”2009-06-01”)}</text:p>
          </table:table-cell>
          <table:table-cell table:style-name="ce17" office:value-type="string">
            <text:p>\Sexpr{getCommodityPositions( marginedData, “DOMESTIC COAL”, tenor=”2009-07-01”)}</text:p>
          </table:table-cell>
          <table:table-cell table:style-name="ce17" office:value-type="string">
            <text:p>\Sexpr{getCommodityPositions( marginedData, “DOMESTIC COAL”, tenor=”2009-08-01”)}</text:p>
          </table:table-cell>
          <table:table-cell table:style-name="ce17" office:value-type="string">
            <text:p>\Sexpr{getCommodityPositions( marginedData, “DOMESTIC COAL”, tenor=”2009-09-01”)}</text:p>
          </table:table-cell>
          <table:table-cell table:style-name="ce17" office:value-type="string">
            <text:p>\Sexpr{getCommodityPositions( marginedData, “DOMESTIC COAL”, tenor=”2009-10-01”)}</text:p>
          </table:table-cell>
          <table:table-cell table:style-name="ce17" office:value-type="string">
            <text:p>\Sexpr{getCommodityPositions( marginedData, “DOMESTIC COAL”, tenor=”2009-11-01”)}</text:p>
          </table:table-cell>
          <table:table-cell table:style-name="ce17" office:value-type="string">
            <text:p>\Sexpr{getCommodityPositions( marginedData, “DOMESTIC COAL”, tenor=”2009-12-01”)}</text:p>
          </table:table-cell>
          <table:table-cell table:style-name="ce17" table:formula="of:=SUM([.B35:.J35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getCommodityPositions( marginedData, “INTERNATIONAL COAL”, tenor=”2009-04-01”)}</text:p>
          </table:table-cell>
          <table:table-cell table:style-name="ce17" office:value-type="string">
            <text:p>\Sexpr{getCommodityPositions( marginedData, “INTERNATIONAL COAL”, tenor=”2009-05-01”)}</text:p>
          </table:table-cell>
          <table:table-cell table:style-name="ce17" office:value-type="string">
            <text:p>\Sexpr{getCommodityPositions( marginedData, “INTERNATIONAL COAL”, tenor=”2009-06-01”)}</text:p>
          </table:table-cell>
          <table:table-cell table:style-name="ce17" office:value-type="string">
            <text:p>\Sexpr{getCommodityPositions( marginedData, “INTERNATIONAL COAL”, tenor=”2009-07-01”)}</text:p>
          </table:table-cell>
          <table:table-cell table:style-name="ce17" office:value-type="string">
            <text:p>\Sexpr{getCommodityPositions( marginedData, “INTERNATIONAL COAL”, tenor=”2009-08-01”)}</text:p>
          </table:table-cell>
          <table:table-cell table:style-name="ce17" office:value-type="string">
            <text:p>\Sexpr{getCommodityPositions( marginedData, “INTERNATIONAL COAL”, tenor=”2009-09-01”)}</text:p>
          </table:table-cell>
          <table:table-cell table:style-name="ce17" office:value-type="string">
            <text:p>\Sexpr{getCommodityPositions( marginedData, “INTERNATIONAL COAL”, tenor=”2009-10-01”)}</text:p>
          </table:table-cell>
          <table:table-cell table:style-name="ce17" office:value-type="string">
            <text:p>\Sexpr{getCommodityPositions( marginedData, “INTERNATIONAL COAL”, tenor=”2009-11-01”)}</text:p>
          </table:table-cell>
          <table:table-cell table:style-name="ce17" office:value-type="string">
            <text:p>\Sexpr{getCommodityPositions( marginedData, “INTERNATIONAL COAL”, tenor=”2009-12-01”)}</text:p>
          </table:table-cell>
          <table:table-cell table:style-name="ce17" table:formula="of:=SUM([.B36:.J36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35:.B36])" office:value-type="float" office:value="0">
            <text:p>0 </text:p>
          </table:table-cell>
          <table:table-cell table:style-name="ce18" table:formula="of:=SUM([.C35:.C36])" office:value-type="float" office:value="0">
            <text:p>0 </text:p>
          </table:table-cell>
          <table:table-cell table:style-name="ce18" table:formula="of:=SUM([.D35:.D36])" office:value-type="float" office:value="0">
            <text:p>0 </text:p>
          </table:table-cell>
          <table:table-cell table:style-name="ce18" table:formula="of:=SUM([.E35:.E36])" office:value-type="float" office:value="0">
            <text:p>0 </text:p>
          </table:table-cell>
          <table:table-cell table:style-name="ce18" table:formula="of:=SUM([.F35:.F36])" office:value-type="float" office:value="0">
            <text:p>0 </text:p>
          </table:table-cell>
          <table:table-cell table:style-name="ce18" table:formula="of:=SUM([.G35:.G36])" office:value-type="float" office:value="0">
            <text:p>0 </text:p>
          </table:table-cell>
          <table:table-cell table:style-name="ce18" table:formula="of:=SUM([.H35:.H36])" office:value-type="float" office:value="0">
            <text:p>0 </text:p>
          </table:table-cell>
          <table:table-cell table:style-name="ce18" table:formula="of:=SUM([.I35:.I36])" office:value-type="float" office:value="0">
            <text:p>0 </text:p>
          </table:table-cell>
          <table:table-cell table:style-name="ce18" table:formula="of:=SUM([.J35:.J36])" office:value-type="float" office:value="0">
            <text:p>0 </text:p>
          </table:table-cell>
          <table:table-cell table:style-name="ce18" table:formula="of:=SUM([.K35:.K36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4"/>
          <table:table-cell table:number-columns-repeated="1023"/>
        </table:table-row>
        <table:table-row table:style-name="ro6">
          <table:table-cell table:style-name="ce4" office:value-type="string">
            <text:p>Front 5 Years &amp; Total</text:p>
          </table:table-cell>
          <table:table-cell table:number-columns-repeated="1023"/>
        </table:table-row>
        <table:table-row table:style-name="ro6">
          <table:table-cell/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float" office:value="2012">
            <text:p>2012</text:p>
          </table:table-cell>
          <table:table-cell table:style-name="ce16" office:value-type="float" office:value="2013">
            <text:p>2013</text:p>
          </table:table-cell>
          <table:table-cell table:style-name="ce16" office:value-type="string">
            <text:p>All Terms</text:p>
          </table:table-cell>
          <table:table-cell table:number-columns-repeated="1017"/>
        </table:table-row>
        <table:table-row table:style-name="ro6">
          <table:table-cell office:value-type="string">
            <text:p>Power (MWh)</text:p>
          </table:table-cell>
          <table:table-cell table:style-name="ce17" office:value-type="string">
            <text:p>\Sexpr{getCommodityPositions( marginedData, “POWER”, year=2009, bucket=”ON-PEAK”)}</text:p>
          </table:table-cell>
          <table:table-cell table:style-name="ce17" office:value-type="string">
            <text:p>\Sexpr{getCommodityPositions( marginedData, “POWER”, year=2010, bucket=”ON-PEAK”)}</text:p>
          </table:table-cell>
          <table:table-cell table:style-name="ce17" office:value-type="string">
            <text:p>\Sexpr{getCommodityPositions( marginedData, “POWER”, year=2011, bucket=”ON-PEAK”)}</text:p>
          </table:table-cell>
          <table:table-cell table:style-name="ce17" office:value-type="string">
            <text:p>\Sexpr{getCommodityPositions( marginedData, “POWER”, year=2012, bucket=”ON-PEAK”)}</text:p>
          </table:table-cell>
          <table:table-cell table:style-name="ce17" office:value-type="string">
            <text:p>\Sexpr{getCommodityPositions( marginedData, “POWER”, year=2013, bucket=”ON-PEAK”)}</text:p>
          </table:table-cell>
          <table:table-cell table:style-name="ce17" office:value-type="string">
            <text:p>\Sexpr{getCommodityPositions( marginedData, “POWER”, bucket=”ON-PEAK”)}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getCommodityPositions( marginedData, “POWER”, year=2009, bucket=”OFF-PEAK”)}</text:p>
          </table:table-cell>
          <table:table-cell table:style-name="ce17" office:value-type="string">
            <text:p>\Sexpr{getCommodityPositions( marginedData, “POWER”, year=2010, bucket=”OFF-PEAK”)}</text:p>
          </table:table-cell>
          <table:table-cell table:style-name="ce17" office:value-type="string">
            <text:p>\Sexpr{getCommodityPositions( marginedData, “POWER”, year=2011, bucket=”OFF-PEAK”)}</text:p>
          </table:table-cell>
          <table:table-cell table:style-name="ce17" office:value-type="string">
            <text:p>\Sexpr{getCommodityPositions( marginedData, “POWER”, year=2012, bucket=”OFF-PEAK”)}</text:p>
          </table:table-cell>
          <table:table-cell table:style-name="ce17" office:value-type="string">
            <text:p>\Sexpr{getCommodityPositions( marginedData, “POWER”, year=2013, bucket=”OFF-PEAK”)}</text:p>
          </table:table-cell>
          <table:table-cell table:style-name="ce17" office:value-type="string">
            <text:p>\Sexpr{getCommodityPositions( marginedData, “POWER”, bucket=”OFF-PEAK”)}</text:p>
          </table:table-cell>
          <table:table-cell table:number-columns-repeated="1017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getCommodityPositions( marginedData, “GAS”, year=2009)/10000}</text:p>
          </table:table-cell>
          <table:table-cell table:style-name="ce17" office:value-type="string">
            <text:p>\Sexpr{getCommodityPositions( marginedData, “GAS”, year=2010)/10000}</text:p>
          </table:table-cell>
          <table:table-cell table:style-name="ce17" office:value-type="string">
            <text:p>\Sexpr{getCommodityPositions( marginedData, “GAS”, year=2011)/10000}</text:p>
          </table:table-cell>
          <table:table-cell table:style-name="ce17" office:value-type="string">
            <text:p>\Sexpr{getCommodityPositions( marginedData, “GAS”, year=2012)/10000}</text:p>
          </table:table-cell>
          <table:table-cell table:style-name="ce17" office:value-type="string">
            <text:p>\Sexpr{getCommodityPositions( marginedData, “GAS”, year=2013)/10000}</text:p>
          </table:table-cell>
          <table:table-cell table:style-name="ce17" office:value-type="string">
            <text:p>\Sexpr{getCommodityPositions( marginedData, "GAS")/10000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41]+[.B42]+([.B43]*10000/[.B$77])" office:value-type="float" office:value="0">
            <text:p>0 </text:p>
          </table:table-cell>
          <table:table-cell table:style-name="ce18" table:formula="of:=[.C41]+[.C42]+([.C43]*10000/[.C$77])" office:value-type="float" office:value="0">
            <text:p>0 </text:p>
          </table:table-cell>
          <table:table-cell table:style-name="ce18" table:formula="of:=[.D41]+[.D42]+([.D43]*10000/[.D$77])" office:value-type="float" office:value="0">
            <text:p>0 </text:p>
          </table:table-cell>
          <table:table-cell table:style-name="ce18" table:formula="of:=[.E41]+[.E42]+([.E43]*10000/[.E$77])" office:value-type="float" office:value="0">
            <text:p>0 </text:p>
          </table:table-cell>
          <table:table-cell table:style-name="ce18" table:formula="of:=[.F41]+[.F42]+([.F43]*10000/[.F$77])" office:value-type="float" office:value="0">
            <text:p>0 </text:p>
          </table:table-cell>
          <table:table-cell table:style-name="ce18" table:formula="of:=[.G41]+[.G42]+([.G43]*10000/[.G$77])" office:value-type="float" office:value="0">
            <text:p>0 </text:p>
          </table:table-cell>
          <table:table-cell table:number-columns-repeated="1017"/>
        </table:table-row>
        <table:table-row table:style-name="ro6">
          <table:table-cell/>
          <table:table-cell table:style-name="ce17" table:number-columns-repeated="6"/>
          <table:table-cell table:number-columns-repeated="1017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getCommodityPositions( marginedData, “DOMESTIC COAL”, year=2009)}</text:p>
          </table:table-cell>
          <table:table-cell table:style-name="ce17" office:value-type="string">
            <text:p>\Sexpr{getCommodityPositions( marginedData, “DOMESTIC COAL”, year=2010)}</text:p>
          </table:table-cell>
          <table:table-cell table:style-name="ce17" office:value-type="string">
            <text:p>\Sexpr{getCommodityPositions( marginedData, “DOMESTIC COAL”, year=2011)}</text:p>
          </table:table-cell>
          <table:table-cell table:style-name="ce17" office:value-type="string">
            <text:p>\Sexpr{getCommodityPositions( marginedData, “DOMESTIC COAL”, year=2012)}</text:p>
          </table:table-cell>
          <table:table-cell table:style-name="ce17" office:value-type="string">
            <text:p>\Sexpr{getCommodityPositions( marginedData, “DOMESTIC COAL”, year=2013)}</text:p>
          </table:table-cell>
          <table:table-cell table:style-name="ce17" office:value-type="string">
            <text:p>\Sexpr{getCommodityPositions( marginedData, "DOMESTIC COAL")}</text:p>
          </table:table-cell>
          <table:table-cell table:number-columns-repeated="1017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getCommodityPositions( marginedData, “INTERNATIONAL COAL”, year=2009)}</text:p>
          </table:table-cell>
          <table:table-cell table:style-name="ce17" office:value-type="string">
            <text:p>\Sexpr{getCommodityPositions( marginedData, “INTERNATIONAL COAL”, year=2010)}</text:p>
          </table:table-cell>
          <table:table-cell table:style-name="ce17" office:value-type="string">
            <text:p>\Sexpr{getCommodityPositions( marginedData, “INTERNATIONAL COAL”, year=2011)}</text:p>
          </table:table-cell>
          <table:table-cell table:style-name="ce17" office:value-type="string">
            <text:p>\Sexpr{getCommodityPositions( marginedData, “INTERNATIONAL COAL”, year=2012)}</text:p>
          </table:table-cell>
          <table:table-cell table:style-name="ce17" office:value-type="string">
            <text:p>\Sexpr{getCommodityPositions( marginedData, “INTERNATIONAL COAL”, year=2013)}</text:p>
          </table:table-cell>
          <table:table-cell table:style-name="ce17" office:value-type="string">
            <text:p>\Sexpr{getCommodityPositions( marginedData, "INTERNATIONAL COAL")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46:.B47])" office:value-type="float" office:value="0">
            <text:p>0 </text:p>
          </table:table-cell>
          <table:table-cell table:style-name="ce18" table:formula="of:=SUM([.C46:.C47])" office:value-type="float" office:value="0">
            <text:p>0 </text:p>
          </table:table-cell>
          <table:table-cell table:style-name="ce18" table:formula="of:=SUM([.D46:.D47])" office:value-type="float" office:value="0">
            <text:p>0 </text:p>
          </table:table-cell>
          <table:table-cell table:style-name="ce18" table:formula="of:=SUM([.E46:.E47])" office:value-type="float" office:value="0">
            <text:p>0 </text:p>
          </table:table-cell>
          <table:table-cell table:style-name="ce18" table:formula="of:=SUM([.F46:.F47])" office:value-type="float" office:value="0">
            <text:p>0 </text:p>
          </table:table-cell>
          <table:table-cell table:style-name="ce18" table:formula="of:=SUM([.G46:.G47])" office:value-type="float" office:value="0">
            <text:p>0 </text:p>
          </table:table-cell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"/>
          <table:table-cell table:style-name="ce8" table:number-columns-repeated="1007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>
            <text:p>Currently Margined Position at -8<text:span text:style-name="T1">σ</text:span></text:p>
          </table:table-cell>
          <table:table-cell table:number-columns-repeated="3"/>
          <table:table-cell table:style-name="ce7"/>
          <table:table-cell table:number-columns-repeated="1019"/>
        </table:table-row>
        <table:table-row table:style-name="ro4">
          <table:table-cell table:style-name="ce4" office:value-type="string">
            <text:p>2009 By Month</text:p>
          </table:table-cell>
          <table:table-cell table:number-columns-repeated="1023"/>
        </table:table-row>
        <table:table-row table:style-name="ro6">
          <table:table-cell/>
          <table:table-cell table:style-name="ce16" office:value-type="string">
            <text:p>Apr</text:p>
          </table:table-cell>
          <table:table-cell table:style-name="ce16" office:value-type="string">
            <text:p>May</text:p>
          </table:table-cell>
          <table:table-cell table:style-name="ce16" office:value-type="string">
            <text:p>Jun</text:p>
          </table:table-cell>
          <table:table-cell table:style-name="ce16" office:value-type="string">
            <text:p>Jul</text:p>
          </table:table-cell>
          <table:table-cell table:style-name="ce16" office:value-type="string">
            <text:p>Aug</text:p>
          </table:table-cell>
          <table:table-cell table:style-name="ce16" office:value-type="string">
            <text:p>Sep</text:p>
          </table:table-cell>
          <table:table-cell table:style-name="ce16" office:value-type="string">
            <text:p>Oc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c</text:p>
          </table:table-cell>
          <table:table-cell table:style-name="ce16" office:value-type="string">
            <text:p>Total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Power Peak (MWh)</text:p>
          </table:table-cell>
          <table:table-cell table:style-name="ce17" office:value-type="string">
            <text:p>\Sexpr{getCommodityPositions( downEightSigmaData, “POWER”, tenor=”2009-04-01”, bucket=”ON-PEAK”)}</text:p>
          </table:table-cell>
          <table:table-cell table:style-name="ce17" office:value-type="string">
            <text:p>\Sexpr{getCommodityPositions( downEightSigmaData, “POWER”, tenor=”2009-05-01”, bucket=”ON-PEAK”)}</text:p>
          </table:table-cell>
          <table:table-cell table:style-name="ce17" office:value-type="string">
            <text:p>\Sexpr{getCommodityPositions( downEightSigmaData, “POWER”, tenor=”2009-06-01”, bucket=”ON-PEAK”)}</text:p>
          </table:table-cell>
          <table:table-cell table:style-name="ce17" office:value-type="string">
            <text:p>\Sexpr{getCommodityPositions( downEightSigmaData, “POWER”, tenor=”2009-07-01”, bucket=”ON-PEAK”)}</text:p>
          </table:table-cell>
          <table:table-cell table:style-name="ce17" office:value-type="string">
            <text:p>\Sexpr{getCommodityPositions( downEightSigmaData, “POWER”, tenor=”2009-08-01”, bucket=”ON-PEAK”)}</text:p>
          </table:table-cell>
          <table:table-cell table:style-name="ce17" office:value-type="string">
            <text:p>\Sexpr{getCommodityPositions( downEightSigmaData, “POWER”, tenor=”2009-09-01”, bucket=”ON-PEAK”)}</text:p>
          </table:table-cell>
          <table:table-cell table:style-name="ce17" office:value-type="string">
            <text:p>\Sexpr{getCommodityPositions( downEightSigmaData, “POWER”, tenor=”2009-10-01”, bucket=”ON-PEAK”)}</text:p>
          </table:table-cell>
          <table:table-cell table:style-name="ce17" office:value-type="string">
            <text:p>\Sexpr{getCommodityPositions( downEightSigmaData, “POWER”, tenor=”2009-11-01”, bucket=”ON-PEAK”)}</text:p>
          </table:table-cell>
          <table:table-cell table:style-name="ce17" office:value-type="string">
            <text:p>\Sexpr{getCommodityPositions( downEightSigmaData, “POWER”, tenor=”2009-12-01”, bucket=”ON-PEAK”)}</text:p>
          </table:table-cell>
          <table:table-cell table:style-name="ce17" table:formula="of:=SUM([.B54:.J54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getCommodityPositions( downEightSigmaData, “POWER”, tenor=”2009-04-01”, bucket=”OFF-PEAK”)}</text:p>
          </table:table-cell>
          <table:table-cell table:style-name="ce17" office:value-type="string">
            <text:p>\Sexpr{getCommodityPositions( downEightSigmaData, “POWER”, tenor=”2009-05-01”, bucket=”OFF-PEAK”)}</text:p>
          </table:table-cell>
          <table:table-cell table:style-name="ce17" office:value-type="string">
            <text:p>\Sexpr{getCommodityPositions( downEightSigmaData, “POWER”, tenor=”2009-06-01”, bucket=”OFF-PEAK”)}</text:p>
          </table:table-cell>
          <table:table-cell table:style-name="ce17" office:value-type="string">
            <text:p>\Sexpr{getCommodityPositions( downEightSigmaData, “POWER”, tenor=”2009-07-01”, bucket=”OFF-PEAK”)}</text:p>
          </table:table-cell>
          <table:table-cell table:style-name="ce17" office:value-type="string">
            <text:p>\Sexpr{getCommodityPositions( downEightSigmaData, “POWER”, tenor=”2009-08-01”, bucket=”OFF-PEAK”)}</text:p>
          </table:table-cell>
          <table:table-cell table:style-name="ce17" office:value-type="string">
            <text:p>\Sexpr{getCommodityPositions( downEightSigmaData, “POWER”, tenor=”2009-09-01”, bucket=”OFF-PEAK”)}</text:p>
          </table:table-cell>
          <table:table-cell table:style-name="ce17" office:value-type="string">
            <text:p>\Sexpr{getCommodityPositions( downEightSigmaData, “POWER”, tenor=”2009-10-01”, bucket=”OFF-PEAK”)}</text:p>
          </table:table-cell>
          <table:table-cell table:style-name="ce17" office:value-type="string">
            <text:p>\Sexpr{getCommodityPositions( downEightSigmaData, “POWER”, tenor=”2009-11-01”, bucket=”OFF-PEAK”)}</text:p>
          </table:table-cell>
          <table:table-cell table:style-name="ce17" office:value-type="string">
            <text:p>\Sexpr{getCommodityPositions( downEightSigmaData, “POWER”, tenor=”2009-12-01”, bucket=”OFF-PEAK”)}</text:p>
          </table:table-cell>
          <table:table-cell table:style-name="ce17" table:formula="of:=SUM([.B55:.J55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getCommodityPositions( downEightSigmaData, “GAS”, tenor=”2009-04-01”)/10000}</text:p>
          </table:table-cell>
          <table:table-cell table:style-name="ce17" office:value-type="string">
            <text:p>\Sexpr{getCommodityPositions( downEightSigmaData, “GAS”, tenor=”2009-05-01”)/10000}</text:p>
          </table:table-cell>
          <table:table-cell table:style-name="ce17" office:value-type="string">
            <text:p>\Sexpr{getCommodityPositions( downEightSigmaData, “GAS”, tenor=”2009-06-01”)/10000}</text:p>
          </table:table-cell>
          <table:table-cell table:style-name="ce17" office:value-type="string">
            <text:p>\Sexpr{getCommodityPositions( downEightSigmaData, “GAS”, tenor=”2009-07-01”)/10000}</text:p>
          </table:table-cell>
          <table:table-cell table:style-name="ce17" office:value-type="string">
            <text:p>\Sexpr{getCommodityPositions( downEightSigmaData, “GAS”, tenor=”2009-08-01”)/10000}</text:p>
          </table:table-cell>
          <table:table-cell table:style-name="ce17" office:value-type="string">
            <text:p>\Sexpr{getCommodityPositions( downEightSigmaData, “GAS”, tenor=”2009-09-01”)/10000}</text:p>
          </table:table-cell>
          <table:table-cell table:style-name="ce17" office:value-type="string">
            <text:p>\Sexpr{getCommodityPositions( downEightSigmaData, “GAS”, tenor=”2009-10-01”)/10000}</text:p>
          </table:table-cell>
          <table:table-cell table:style-name="ce17" office:value-type="string">
            <text:p>\Sexpr{getCommodityPositions( downEightSigmaData, “GAS”, tenor=”2009-11-01”)/10000}</text:p>
          </table:table-cell>
          <table:table-cell table:style-name="ce17" office:value-type="string">
            <text:p>\Sexpr{getCommodityPositions( downEightSigmaData, “GAS”, tenor=”2009-12-01”)/10000}</text:p>
          </table:table-cell>
          <table:table-cell table:style-name="ce17" table:formula="of:=SUM([.B56:.J56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54]+[.B55]+([.B56]*10000/[.$B$77])" office:value-type="float" office:value="0">
            <text:p>0 </text:p>
          </table:table-cell>
          <table:table-cell table:style-name="ce18" table:formula="of:=[.C54]+[.C55]+([.C56]*10000/[.$B$77])" office:value-type="float" office:value="0">
            <text:p>0 </text:p>
          </table:table-cell>
          <table:table-cell table:style-name="ce18" table:formula="of:=[.D54]+[.D55]+([.D56]*10000/[.$B$77])" office:value-type="float" office:value="0">
            <text:p>0 </text:p>
          </table:table-cell>
          <table:table-cell table:style-name="ce18" table:formula="of:=[.E54]+[.E55]+([.E56]*10000/[.$B$77])" office:value-type="float" office:value="0">
            <text:p>0 </text:p>
          </table:table-cell>
          <table:table-cell table:style-name="ce18" table:formula="of:=[.F54]+[.F55]+([.F56]*10000/[.$B$77])" office:value-type="float" office:value="0">
            <text:p>0 </text:p>
          </table:table-cell>
          <table:table-cell table:style-name="ce18" table:formula="of:=[.G54]+[.G55]+([.G56]*10000/[.$B$77])" office:value-type="float" office:value="0">
            <text:p>0 </text:p>
          </table:table-cell>
          <table:table-cell table:style-name="ce18" table:formula="of:=[.H54]+[.H55]+([.H56]*10000/[.$B$77])" office:value-type="float" office:value="0">
            <text:p>0 </text:p>
          </table:table-cell>
          <table:table-cell table:style-name="ce18" table:formula="of:=[.I54]+[.I55]+([.I56]*10000/[.$B$77])" office:value-type="float" office:value="0">
            <text:p>0 </text:p>
          </table:table-cell>
          <table:table-cell table:style-name="ce18" table:formula="of:=[.J54]+[.J55]+([.J56]*10000/[.$B$77])" office:value-type="float" office:value="0">
            <text:p>0 </text:p>
          </table:table-cell>
          <table:table-cell table:style-name="ce18" table:formula="of:=[.K54]+[.K55]+([.K56]*10000/[.$B$77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/>
          <table:table-cell table:style-name="ce17" table:number-columns-repeated="4"/>
          <table:table-cell table:style-name="ce8" table:number-columns-repeated="2"/>
          <table:table-cell table:number-columns-repeated="7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getCommodityPositions( downEightSigmaData, “DOMESTIC COAL”, tenor=”2009-04-01”)}</text:p>
          </table:table-cell>
          <table:table-cell table:style-name="ce17" office:value-type="string">
            <text:p>\Sexpr{getCommodityPositions( downEightSigmaData, “DOMESTIC COAL”, tenor=”2009-05-01”)}</text:p>
          </table:table-cell>
          <table:table-cell table:style-name="ce17" office:value-type="string">
            <text:p>\Sexpr{getCommodityPositions( downEightSigmaData, “DOMESTIC COAL”, tenor=”2009-06-01”)}</text:p>
          </table:table-cell>
          <table:table-cell table:style-name="ce17" office:value-type="string">
            <text:p>\Sexpr{getCommodityPositions( downEightSigmaData, “DOMESTIC COAL”, tenor=”2009-07-01”)}</text:p>
          </table:table-cell>
          <table:table-cell table:style-name="ce17" office:value-type="string">
            <text:p>\Sexpr{getCommodityPositions( downEightSigmaData, “DOMESTIC COAL”, tenor=”2009-08-01”)}</text:p>
          </table:table-cell>
          <table:table-cell table:style-name="ce17" office:value-type="string">
            <text:p>\Sexpr{getCommodityPositions( downEightSigmaData, “DOMESTIC COAL”, tenor=”2009-09-01”)}</text:p>
          </table:table-cell>
          <table:table-cell table:style-name="ce17" office:value-type="string">
            <text:p>\Sexpr{getCommodityPositions( downEightSigmaData, “DOMESTIC COAL”, tenor=”2009-10-01”)}</text:p>
          </table:table-cell>
          <table:table-cell table:style-name="ce17" office:value-type="string">
            <text:p>\Sexpr{getCommodityPositions( downEightSigmaData, “DOMESTIC COAL”, tenor=”2009-11-01”)}</text:p>
          </table:table-cell>
          <table:table-cell table:style-name="ce17" office:value-type="string">
            <text:p>\Sexpr{getCommodityPositions( downEightSigmaData, “DOMESTIC COAL”, tenor=”2009-12-01”)}</text:p>
          </table:table-cell>
          <table:table-cell table:style-name="ce17" table:formula="of:=SUM([.B59:.J59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getCommodityPositions( downEightSigmaData, “INTERNATIONAL COAL”, tenor=”2009-04-01”)}</text:p>
          </table:table-cell>
          <table:table-cell table:style-name="ce17" office:value-type="string">
            <text:p>\Sexpr{getCommodityPositions( downEightSigmaData, “INTERNATIONAL COAL”, tenor=”2009-05-01”)}</text:p>
          </table:table-cell>
          <table:table-cell table:style-name="ce17" office:value-type="string">
            <text:p>\Sexpr{getCommodityPositions( downEightSigmaData, “INTERNATIONAL COAL”, tenor=”2009-06-01”)}</text:p>
          </table:table-cell>
          <table:table-cell table:style-name="ce17" office:value-type="string">
            <text:p>\Sexpr{getCommodityPositions( downEightSigmaData, “INTERNATIONAL COAL”, tenor=”2009-07-01”)}</text:p>
          </table:table-cell>
          <table:table-cell table:style-name="ce17" office:value-type="string">
            <text:p>\Sexpr{getCommodityPositions( downEightSigmaData, “INTERNATIONAL COAL”, tenor=”2009-08-01”)}</text:p>
          </table:table-cell>
          <table:table-cell table:style-name="ce17" office:value-type="string">
            <text:p>\Sexpr{getCommodityPositions( downEightSigmaData, “INTERNATIONAL COAL”, tenor=”2009-09-01”)}</text:p>
          </table:table-cell>
          <table:table-cell table:style-name="ce17" office:value-type="string">
            <text:p>\Sexpr{getCommodityPositions( downEightSigmaData, “INTERNATIONAL COAL”, tenor=”2009-10-01”)}</text:p>
          </table:table-cell>
          <table:table-cell table:style-name="ce17" office:value-type="string">
            <text:p>\Sexpr{getCommodityPositions( downEightSigmaData, “INTERNATIONAL COAL”, tenor=”2009-11-01”)}</text:p>
          </table:table-cell>
          <table:table-cell table:style-name="ce17" office:value-type="string">
            <text:p>\Sexpr{getCommodityPositions( downEightSigmaData, “INTERNATIONAL COAL”, tenor=”2009-12-01”)}</text:p>
          </table:table-cell>
          <table:table-cell table:style-name="ce17" table:formula="of:=SUM([.B60:.J60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59:.B60])" office:value-type="float" office:value="0">
            <text:p>0 </text:p>
          </table:table-cell>
          <table:table-cell table:style-name="ce18" table:formula="of:=SUM([.C59:.C60])" office:value-type="float" office:value="0">
            <text:p>0 </text:p>
          </table:table-cell>
          <table:table-cell table:style-name="ce18" table:formula="of:=SUM([.D59:.D60])" office:value-type="float" office:value="0">
            <text:p>0 </text:p>
          </table:table-cell>
          <table:table-cell table:style-name="ce18" table:formula="of:=SUM([.E59:.E60])" office:value-type="float" office:value="0">
            <text:p>0 </text:p>
          </table:table-cell>
          <table:table-cell table:style-name="ce18" table:formula="of:=SUM([.F59:.F60])" office:value-type="float" office:value="0">
            <text:p>0 </text:p>
          </table:table-cell>
          <table:table-cell table:style-name="ce18" table:formula="of:=SUM([.G59:.G60])" office:value-type="float" office:value="0">
            <text:p>0 </text:p>
          </table:table-cell>
          <table:table-cell table:style-name="ce18" table:formula="of:=SUM([.H59:.H60])" office:value-type="float" office:value="0">
            <text:p>0 </text:p>
          </table:table-cell>
          <table:table-cell table:style-name="ce18" table:formula="of:=SUM([.I59:.I60])" office:value-type="float" office:value="0">
            <text:p>0 </text:p>
          </table:table-cell>
          <table:table-cell table:style-name="ce18" table:formula="of:=SUM([.J59:.J60])" office:value-type="float" office:value="0">
            <text:p>0 </text:p>
          </table:table-cell>
          <table:table-cell table:style-name="ce18" table:formula="of:=SUM([.K59:.K60])" office:value-type="float" office:value="0">
            <text:p>0 </text:p>
          </table:table-cell>
          <table:table-cell table:number-columns-repeated="3"/>
          <table:table-cell table:style-name="ce2" table:number-columns-repeated="3"/>
          <table:table-cell table:number-columns-repeated="1004"/>
          <table:table-cell table:style-name="Default" table:number-columns-repeated="3"/>
        </table:table-row>
        <table:table-row table:style-name="ro6">
          <table:table-cell table:style-name="ce7"/>
          <table:table-cell table:number-columns-repeated="1023"/>
        </table:table-row>
        <table:table-row table:style-name="ro6">
          <table:table-cell table:style-name="ce4" office:value-type="string">
            <text:p>Front 5 Years &amp; Total</text:p>
          </table:table-cell>
          <table:table-cell table:number-columns-repeated="1023"/>
        </table:table-row>
        <table:table-row table:style-name="ro6">
          <table:table-cell/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float" office:value="2012">
            <text:p>2012</text:p>
          </table:table-cell>
          <table:table-cell table:style-name="ce16" office:value-type="float" office:value="2013">
            <text:p>2013</text:p>
          </table:table-cell>
          <table:table-cell table:style-name="ce16" office:value-type="string">
            <text:p>All Terms</text:p>
          </table:table-cell>
          <table:table-cell table:number-columns-repeated="1017"/>
        </table:table-row>
        <table:table-row table:style-name="ro6">
          <table:table-cell office:value-type="string">
            <text:p>Power (MWh)</text:p>
          </table:table-cell>
          <table:table-cell table:style-name="ce17" office:value-type="string">
            <text:p>\Sexpr{getCommodityPositions( downEightSigmaData, “POWER”, year=2009, bucket=”ON-PEAK”)}</text:p>
          </table:table-cell>
          <table:table-cell table:style-name="ce17" office:value-type="string">
            <text:p>\Sexpr{getCommodityPositions( downEightSigmaData, “POWER”, year=2010, bucket=”ON-PEAK”)}</text:p>
          </table:table-cell>
          <table:table-cell table:style-name="ce17" office:value-type="string">
            <text:p>\Sexpr{getCommodityPositions( downEightSigmaData, “POWER”, year=2011, bucket=”ON-PEAK”)}</text:p>
          </table:table-cell>
          <table:table-cell table:style-name="ce17" office:value-type="string">
            <text:p>\Sexpr{getCommodityPositions( downEightSigmaData, “POWER”, year=2012, bucket=”ON-PEAK”)}</text:p>
          </table:table-cell>
          <table:table-cell table:style-name="ce17" office:value-type="string">
            <text:p>\Sexpr{getCommodityPositions( downEightSigmaData, “POWER”, year=2013, bucket=”ON-PEAK”)}</text:p>
          </table:table-cell>
          <table:table-cell table:style-name="ce17" office:value-type="string">
            <text:p>\Sexpr{getCommodityPositions( downEightSigmaData, “POWER”, bucket=”ON-PEAK”)}</text:p>
          </table:table-cell>
          <table:table-cell table:number-columns-repeated="1017"/>
        </table:table-row>
        <table:table-row table:style-name="ro6">
          <table:table-cell table:style-name="ce5" office:value-type="string">
            <text:p>Power Offpeak (MWh)</text:p>
          </table:table-cell>
          <table:table-cell table:style-name="ce17" office:value-type="string">
            <text:p>\Sexpr{getCommodityPositions( downEightSigmaData, “POWER”, year=2009, bucket=”OFF-PEAK”)}</text:p>
          </table:table-cell>
          <table:table-cell table:style-name="ce17" office:value-type="string">
            <text:p>\Sexpr{getCommodityPositions( downEightSigmaData, “POWER”, year=2010, bucket=”OFF-PEAK”)}</text:p>
          </table:table-cell>
          <table:table-cell table:style-name="ce17" office:value-type="string">
            <text:p>\Sexpr{getCommodityPositions( downEightSigmaData, “POWER”, year=2011, bucket=”OFF-PEAK”)}</text:p>
          </table:table-cell>
          <table:table-cell table:style-name="ce17" office:value-type="string">
            <text:p>\Sexpr{getCommodityPositions( downEightSigmaData, “POWER”, year=2012, bucket=”OFF-PEAK”)}</text:p>
          </table:table-cell>
          <table:table-cell table:style-name="ce17" office:value-type="string">
            <text:p>\Sexpr{getCommodityPositions( downEightSigmaData, “POWER”, year=2013, bucket=”OFF-PEAK”)}</text:p>
          </table:table-cell>
          <table:table-cell table:style-name="ce17" office:value-type="string">
            <text:p>\Sexpr{getCommodityPositions( downEightSigmaData, “POWER”, bucket=”OFF-PEAK”)}</text:p>
          </table:table-cell>
          <table:table-cell table:number-columns-repeated="1017"/>
        </table:table-row>
        <table:table-row table:style-name="ro6">
          <table:table-cell office:value-type="string">
            <text:p>Gas (Lots)</text:p>
          </table:table-cell>
          <table:table-cell table:style-name="ce17" office:value-type="string">
            <text:p>\Sexpr{getCommodityPositions( downEightSigmaData, “GAS”, year=2009)/10000}</text:p>
          </table:table-cell>
          <table:table-cell table:style-name="ce17" office:value-type="string">
            <text:p>\Sexpr{getCommodityPositions( downEightSigmaData, “GAS”, year=2010)/10000}</text:p>
          </table:table-cell>
          <table:table-cell table:style-name="ce17" office:value-type="string">
            <text:p>\Sexpr{getCommodityPositions( downEightSigmaData, “GAS”, year=2011)/10000}</text:p>
          </table:table-cell>
          <table:table-cell table:style-name="ce17" office:value-type="string">
            <text:p>\Sexpr{getCommodityPositions( downEightSigmaData, “GAS”, year=2012)/10000}</text:p>
          </table:table-cell>
          <table:table-cell table:style-name="ce17" office:value-type="string">
            <text:p>\Sexpr{getCommodityPositions( downEightSigmaData, “GAS”, year=2013)/10000}</text:p>
          </table:table-cell>
          <table:table-cell table:style-name="ce17" office:value-type="string">
            <text:p>\Sexpr{getCommodityPositions( downEightSigmaData, "GAS")/10000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MWhe)</text:p>
          </table:table-cell>
          <table:table-cell table:style-name="ce18" table:formula="of:=[.B65]+[.B66]+([.B67]*10000/[.B$77])" office:value-type="float" office:value="0">
            <text:p>0 </text:p>
          </table:table-cell>
          <table:table-cell table:style-name="ce18" table:formula="of:=[.C65]+[.C66]+([.C67]*10000/[.C$77])" office:value-type="float" office:value="0">
            <text:p>0 </text:p>
          </table:table-cell>
          <table:table-cell table:style-name="ce18" table:formula="of:=[.D65]+[.D66]+([.D67]*10000/[.D$77])" office:value-type="float" office:value="0">
            <text:p>0 </text:p>
          </table:table-cell>
          <table:table-cell table:style-name="ce18" table:formula="of:=[.E65]+[.E66]+([.E67]*10000/[.E$77])" office:value-type="float" office:value="0">
            <text:p>0 </text:p>
          </table:table-cell>
          <table:table-cell table:style-name="ce18" table:formula="of:=[.F65]+[.F66]+([.F67]*10000/[.F$77])" office:value-type="float" office:value="0">
            <text:p>0 </text:p>
          </table:table-cell>
          <table:table-cell table:style-name="ce18" table:formula="of:=[.G65]+[.G66]+([.G67]*10000/[.G$77])" office:value-type="float" office:value="0">
            <text:p>0 </text:p>
          </table:table-cell>
          <table:table-cell table:number-columns-repeated="1017"/>
        </table:table-row>
        <table:table-row table:style-name="ro6">
          <table:table-cell/>
          <table:table-cell table:style-name="ce17" table:number-columns-repeated="6"/>
          <table:table-cell table:number-columns-repeated="1017"/>
        </table:table-row>
        <table:table-row table:style-name="ro6">
          <table:table-cell office:value-type="string">
            <text:p>Domestic Coal (tons)</text:p>
          </table:table-cell>
          <table:table-cell table:style-name="ce17" office:value-type="string">
            <text:p>\Sexpr{getCommodityPositions( downEightSigmaData, “DOMESTIC COAL”, year=2009)}</text:p>
          </table:table-cell>
          <table:table-cell table:style-name="ce17" office:value-type="string">
            <text:p>\Sexpr{getCommodityPositions( downEightSigmaData, “DOMESTIC COAL”, year=2010)}</text:p>
          </table:table-cell>
          <table:table-cell table:style-name="ce17" office:value-type="string">
            <text:p>\Sexpr{getCommodityPositions( downEightSigmaData, “DOMESTIC COAL”, year=2011)}</text:p>
          </table:table-cell>
          <table:table-cell table:style-name="ce17" office:value-type="string">
            <text:p>\Sexpr{getCommodityPositions( downEightSigmaData, “DOMESTIC COAL”, year=2012)}</text:p>
          </table:table-cell>
          <table:table-cell table:style-name="ce17" office:value-type="string">
            <text:p>\Sexpr{getCommodityPositions( downEightSigmaData, “DOMESTIC COAL”, year=2013)}</text:p>
          </table:table-cell>
          <table:table-cell table:style-name="ce17" office:value-type="string">
            <text:p>\Sexpr{getCommodityPositions( downEightSigmaData, "DOMESTIC COAL")}</text:p>
          </table:table-cell>
          <table:table-cell table:number-columns-repeated="1017"/>
        </table:table-row>
        <table:table-row table:style-name="ro6">
          <table:table-cell office:value-type="string">
            <text:p>International Coal (tons)</text:p>
          </table:table-cell>
          <table:table-cell table:style-name="ce17" office:value-type="string">
            <text:p>\Sexpr{getCommodityPositions( downEightSigmaData, “INTERNATIONAL COAL”, year=2009)}</text:p>
          </table:table-cell>
          <table:table-cell table:style-name="ce17" office:value-type="string">
            <text:p>\Sexpr{getCommodityPositions( downEightSigmaData, “INTERNATIONAL COAL”, year=2010)}</text:p>
          </table:table-cell>
          <table:table-cell table:style-name="ce17" office:value-type="string">
            <text:p>\Sexpr{getCommodityPositions( downEightSigmaData, “INTERNATIONAL COAL”, year=2011)}</text:p>
          </table:table-cell>
          <table:table-cell table:style-name="ce17" office:value-type="string">
            <text:p>\Sexpr{getCommodityPositions( downEightSigmaData, “INTERNATIONAL COAL”, year=2012)}</text:p>
          </table:table-cell>
          <table:table-cell table:style-name="ce17" office:value-type="string">
            <text:p>\Sexpr{getCommodityPositions( downEightSigmaData, “INTERNATIONAL COAL”, year=2013)}</text:p>
          </table:table-cell>
          <table:table-cell table:style-name="ce17" office:value-type="string">
            <text:p>\Sexpr{getCommodityPositions( downEightSigmaData, "INTERNATIONAL COAL")}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TOTAL (tons)</text:p>
          </table:table-cell>
          <table:table-cell table:style-name="ce18" table:formula="of:=SUM([.B70:.B71])" office:value-type="float" office:value="0">
            <text:p>0 </text:p>
          </table:table-cell>
          <table:table-cell table:style-name="ce18" table:formula="of:=SUM([.C70:.C71])" office:value-type="float" office:value="0">
            <text:p>0 </text:p>
          </table:table-cell>
          <table:table-cell table:style-name="ce18" table:formula="of:=SUM([.D70:.D71])" office:value-type="float" office:value="0">
            <text:p>0 </text:p>
          </table:table-cell>
          <table:table-cell table:style-name="ce18" table:formula="of:=SUM([.E70:.E71])" office:value-type="float" office:value="0">
            <text:p>0 </text:p>
          </table:table-cell>
          <table:table-cell table:style-name="ce18" table:formula="of:=SUM([.F70:.F71])" office:value-type="float" office:value="0">
            <text:p>0 </text:p>
          </table:table-cell>
          <table:table-cell table:style-name="ce18" table:formula="of:=SUM([.G70:.G71])" office:value-type="float" office:value="0">
            <text:p>0 </text:p>
          </table:table-cell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"/>
          <table:table-cell table:style-name="ce8"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Hedge Ratios as of:</text:p>
          </table:table-cell>
          <table:table-cell table:style-name="ce19"/>
          <table:table-cell table:style-name="ce28" office:value-type="date" office:date-value="2009-04-13">
            <text:p>04/13/09</text:p>
          </table:table-cell>
          <table:table-cell/>
          <table:table-cell table:style-name="ce7"/>
          <table:table-cell table:number-columns-repeated="1019"/>
        </table:table-row>
        <table:table-row table:style-name="ro2">
          <table:table-cell/>
          <table:table-cell table:style-name="ce16" office:value-type="float" office:value="2009">
            <text:p>2009</text:p>
          </table:table-cell>
          <table:table-cell table:style-name="ce16" office:value-type="float" office:value="2010">
            <text:p>2010</text:p>
          </table:table-cell>
          <table:table-cell table:style-name="ce16" office:value-type="float" office:value="2011">
            <text:p>2011</text:p>
          </table:table-cell>
          <table:table-cell table:style-name="ce16" office:value-type="float" office:value="2012">
            <text:p>2012</text:p>
          </table:table-cell>
          <table:table-cell table:style-name="ce16" office:value-type="float" office:value="2013">
            <text:p>2013</text:p>
          </table:table-cell>
          <table:table-cell table:style-name="ce16" office:value-type="string">
            <text:p>All Terms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Gas (MMBTU/MWh)</text:p>
          </table:table-cell>
          <table:table-cell table:style-name="ce20" office:value-type="float" office:value="3.97">
            <text:p>3.97</text:p>
          </table:table-cell>
          <table:table-cell table:style-name="ce20" office:value-type="float" office:value="4.96">
            <text:p>4.96</text:p>
          </table:table-cell>
          <table:table-cell table:style-name="ce20" office:value-type="float" office:value="4.94">
            <text:p>4.94</text:p>
          </table:table-cell>
          <table:table-cell table:style-name="ce20" office:value-type="float" office:value="4.89">
            <text:p>4.89</text:p>
          </table:table-cell>
          <table:table-cell table:style-name="ce20" office:value-type="float" office:value="4.22">
            <text:p>4.22</text:p>
          </table:table-cell>
          <table:table-cell table:style-name="ce20" table:formula="of:=AVERAGE([.B77:.F77])" office:value-type="float" office:value="4.596">
            <text:p>4.60</text:p>
          </table:table-cell>
          <table:table-cell table:number-columns-repeated="1017"/>
        </table:table-row>
        <table:table-row table:style-name="ro2">
          <table:table-cell table:style-name="ce10" table:number-columns-repeated="7"/>
          <table:table-cell table:number-columns-repeated="10"/>
          <table:table-cell table:style-name="ce10" table:number-columns-repeated="1007"/>
        </table:table-row>
        <table:table-row table:style-name="ro3">
          <table:table-cell table:style-name="ce3" office:value-type="string">
            <text:p>Collateral Sensitivity to Market Price Moves</text:p>
          </table:table-cell>
          <table:table-cell table:number-columns-repeated="1023"/>
        </table:table-row>
        <table:table-row table:style-name="ro4">
          <table:table-cell table:style-name="ce11" office:value-type="string">
            <text:p>Power-Equiv Move</text:p>
          </table:table-cell>
          <table:table-cell table:style-name="ce21" office:value-type="string">
            <text:p>Change</text:p>
          </table:table-cell>
          <table:table-cell table:style-name="ce29"/>
          <table:table-cell table:style-name="ce34" office:value-type="string">
            <text:p>Power</text:p>
          </table:table-cell>
          <table:table-cell table:style-name="ce34" office:value-type="string">
            <text:p>Gas</text:p>
          </table:table-cell>
          <table:table-cell table:style-name="ce34" office:value-type="string">
            <text:p>Coal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8σ</text:p>
          </table:table-cell>
          <table:table-cell table:style-name="ce22" office:value-type="string">
            <text:p>\Sexpr{resultList[["Up8s"]]}</text:p>
          </table:table-cell>
          <table:table-cell table:style-name="ce30"/>
          <table:table-cell table:style-name="ce35" office:value-type="string">
            <text:p>\Sexpr{subset(scenarioData, NAME=="Up8s" &amp; COMMODITY_GRP=="POWER")$STRESS_VALUE}</text:p>
          </table:table-cell>
          <table:table-cell table:style-name="ce35" office:value-type="string">
            <text:p>\Sexpr{subset(scenarioData, NAME=="Up8s" &amp; COMMODITY_GRP=="GAS")$STRESS_VALUE}</text:p>
          </table:table-cell>
          <table:table-cell table:style-name="ce35" office:value-type="string">
            <text:p>\Sexpr{subset(scenarioData, NAME=="Up8s" &amp; COMMODITY_GRP=="INTERNATIONAL COAL")$STRESS_VALUE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4σ</text:p>
          </table:table-cell>
          <table:table-cell table:style-name="ce22" office:value-type="string">
            <text:p>\Sexpr{resultList[["Up4s"]]}</text:p>
          </table:table-cell>
          <table:table-cell table:style-name="ce30"/>
          <table:table-cell table:style-name="ce35" office:value-type="string">
            <text:p>\Sexpr{subset(scenarioData, NAME=="Up4s" &amp; COMMODITY_GRP=="POWER")$STRESS_VALUE}</text:p>
          </table:table-cell>
          <table:table-cell table:style-name="ce35" office:value-type="string">
            <text:p>\Sexpr{subset(scenarioData, NAME=="Up4s" &amp; COMMODITY_GRP=="GAS")$STRESS_VALUE}</text:p>
          </table:table-cell>
          <table:table-cell table:style-name="ce35" office:value-type="string">
            <text:p>\Sexpr{subset(scenarioData, NAME=="Up4s" &amp; COMMODITY_GRP=="INTERNATIONAL COAL")$STRESS_VALUE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2σ</text:p>
          </table:table-cell>
          <table:table-cell table:style-name="ce22" office:value-type="string">
            <text:p>\Sexpr{resultList[["Up2s"]]}</text:p>
          </table:table-cell>
          <table:table-cell table:style-name="ce31"/>
          <table:table-cell table:style-name="ce35" office:value-type="string">
            <text:p>\Sexpr{subset(scenarioData, NAME=="Up2s" &amp; COMMODITY_GRP=="POWER")$STRESS_VALUE}</text:p>
          </table:table-cell>
          <table:table-cell table:style-name="ce35" office:value-type="string">
            <text:p>\Sexpr{subset(scenarioData, NAME=="Up2s" &amp; COMMODITY_GRP=="GAS")$STRESS_VALUE}</text:p>
          </table:table-cell>
          <table:table-cell table:style-name="ce35" office:value-type="string">
            <text:p>\Sexpr{subset(scenarioData, NAME=="Up2s" &amp; COMMODITY_GRP=="INTERNATIONAL COAL")$STRESS_VALUE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1σ</text:p>
          </table:table-cell>
          <table:table-cell table:style-name="ce22" office:value-type="string">
            <text:p>\Sexpr{resultList[["Up1s"]]}</text:p>
          </table:table-cell>
          <table:table-cell table:style-name="ce30"/>
          <table:table-cell table:style-name="ce35" office:value-type="string">
            <text:p>\Sexpr{subset(scenarioData, NAME=="Up1s" &amp; COMMODITY_GRP=="POWER")$STRESS_VALUE}</text:p>
          </table:table-cell>
          <table:table-cell table:style-name="ce35" office:value-type="string">
            <text:p>\Sexpr{subset(scenarioData, NAME=="Up1s" &amp; COMMODITY_GRP=="GAS")$STRESS_VALUE}</text:p>
          </table:table-cell>
          <table:table-cell table:style-name="ce35" office:value-type="string">
            <text:p>\Sexpr{subset(scenarioData, NAME=="Up1s" &amp; COMMODITY_GRP=="INTERNATIONAL COAL")$STRESS_VALUE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-1σ</text:p>
          </table:table-cell>
          <table:table-cell table:style-name="ce22" office:value-type="string">
            <text:p>\Sexpr{resultList[["Dn1s"]]}</text:p>
          </table:table-cell>
          <table:table-cell table:style-name="ce30"/>
          <table:table-cell table:style-name="ce35" office:value-type="string">
            <text:p>\Sexpr{subset(scenarioData, NAME=="Dn1s" &amp; COMMODITY_GRP=="POWER")$STRESS_VALUE}</text:p>
          </table:table-cell>
          <table:table-cell table:style-name="ce35" office:value-type="string">
            <text:p>\Sexpr{subset(scenarioData, NAME=="Dn1s" &amp; COMMODITY_GRP=="GAS")$STRESS_VALUE}</text:p>
          </table:table-cell>
          <table:table-cell table:style-name="ce35" office:value-type="string">
            <text:p>\Sexpr{subset(scenarioData, NAME=="Dn1s" &amp; COMMODITY_GRP=="INTERNATIONAL COAL")$STRESS_VALUE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-2σ</text:p>
          </table:table-cell>
          <table:table-cell table:style-name="ce22" office:value-type="string">
            <text:p>\Sexpr{resultList[["Dn2s"]]}</text:p>
          </table:table-cell>
          <table:table-cell/>
          <table:table-cell table:style-name="ce35" office:value-type="string">
            <text:p>\Sexpr{subset(scenarioData, NAME=="Dn2s" &amp; COMMODITY_GRP=="POWER")$STRESS_VALUE}</text:p>
          </table:table-cell>
          <table:table-cell table:style-name="ce35" office:value-type="string">
            <text:p>\Sexpr{subset(scenarioData, NAME=="Dn2s" &amp; COMMODITY_GRP=="GAS")$STRESS_VALUE}</text:p>
          </table:table-cell>
          <table:table-cell table:style-name="ce35" office:value-type="string">
            <text:p>\Sexpr{subset(scenarioData, NAME=="Dn2s" &amp; COMMODITY_GRP=="INTERNATIONAL COAL")$STRESS_VALUE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-4σ</text:p>
          </table:table-cell>
          <table:table-cell table:style-name="ce22" office:value-type="string">
            <text:p>\Sexpr{resultList[["Dn4s"]]}</text:p>
          </table:table-cell>
          <table:table-cell/>
          <table:table-cell table:style-name="ce35" office:value-type="string">
            <text:p>\Sexpr{subset(scenarioData, NAME=="Dn4s" &amp; COMMODITY_GRP=="POWER")$STRESS_VALUE}</text:p>
          </table:table-cell>
          <table:table-cell table:style-name="ce35" office:value-type="string">
            <text:p>\Sexpr{subset(scenarioData, NAME=="Dn4s" &amp; COMMODITY_GRP=="GAS")$STRESS_VALUE}</text:p>
          </table:table-cell>
          <table:table-cell table:style-name="ce35" office:value-type="string">
            <text:p>\Sexpr{subset(scenarioData, NAME=="Dn4s" &amp; COMMODITY_GRP=="INTERNATIONAL COAL")$STRESS_VALUE}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-8σ</text:p>
          </table:table-cell>
          <table:table-cell table:style-name="ce22" office:value-type="string">
            <text:p>\Sexpr{resultList[["Dn8s"]]}</text:p>
          </table:table-cell>
          <table:table-cell/>
          <table:table-cell table:style-name="ce35" office:value-type="string">
            <text:p>\Sexpr{subset(scenarioData, NAME=="Dn8s" &amp; COMMODITY_GRP=="POWER")$STRESS_VALUE}</text:p>
          </table:table-cell>
          <table:table-cell table:style-name="ce35" office:value-type="string">
            <text:p>\Sexpr{subset(scenarioData, NAME=="Dn8s" &amp; COMMODITY_GRP=="GAS")$STRESS_VALUE}</text:p>
          </table:table-cell>
          <table:table-cell table:style-name="ce35" office:value-type="string">
            <text:p>\Sexpr{subset(scenarioData, NAME=="Dn8s" &amp; COMMODITY_GRP=="INTERNATIONAL COAL")$STRESS_VALUE}</text:p>
          </table:table-cell>
          <table:table-cell table:number-columns-repeated="1018"/>
        </table:table-row>
        <table:table-row table:style-name="ro2" table:number-rows-repeated="2">
          <table:table-cell table:style-name="ce12"/>
          <table:table-cell table:style-name="ce23"/>
          <table:table-cell/>
          <table:table-cell table:style-name="ce35" table:number-columns-repeated="3"/>
          <table:table-cell table:number-columns-repeated="1018"/>
        </table:table-row>
        <table:table-row table:style-name="ro3">
          <table:table-cell table:style-name="ce3" office:value-type="string">
            <text:p>Collateral Sensitivity to Independent Market Price Moves</text:p>
          </table:table-cell>
          <table:table-cell table:number-columns-repeated="1023"/>
        </table:table-row>
        <table:table-row table:style-name="ro4">
          <table:table-cell table:style-name="ce7"/>
          <table:table-cell table:style-name="ce24" office:value-type="string" table:number-columns-spanned="2" table:number-rows-spanned="1">
            <text:p>Power</text:p>
          </table:table-cell>
          <table:covered-table-cell table:style-name="ce32"/>
          <table:table-cell table:style-name="ce24" office:value-type="string" table:number-columns-spanned="2" table:number-rows-spanned="1">
            <text:p>Gas</text:p>
          </table:table-cell>
          <table:covered-table-cell table:style-name="ce32"/>
          <table:table-cell table:style-name="ce24" office:value-type="string" table:number-columns-spanned="2" table:number-rows-spanned="1">
            <text:p>Coal</text:p>
          </table:table-cell>
          <table:covered-table-cell table:style-name="ce32"/>
          <table:table-cell/>
          <table:table-cell table:style-name="ce24" office:value-type="string" table:number-columns-spanned="2" table:number-rows-spanned="1">
            <text:p>Power (Cal 09)</text:p>
          </table:table-cell>
          <table:covered-table-cell table:style-name="ce32"/>
          <table:table-cell table:style-name="ce24" office:value-type="string" table:number-columns-spanned="2" table:number-rows-spanned="1">
            <text:p>Gas (Cal 09)</text:p>
          </table:table-cell>
          <table:covered-table-cell table:style-name="ce32"/>
          <table:table-cell table:style-name="ce24" office:value-type="string" table:number-columns-spanned="2" table:number-rows-spanned="1">
            <text:p>Coal (Cal 09)</text:p>
          </table:table-cell>
          <table:covered-table-cell table:style-name="ce32"/>
          <table:table-cell table:number-columns-repeated="1010"/>
        </table:table-row>
        <table:table-row table:style-name="ro2">
          <table:table-cell table:style-name="ce13" office:value-type="string">
            <text:p>Change in…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/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style-name="ce25" office:value-type="string">
            <text:p>Price</text:p>
          </table:table-cell>
          <table:table-cell table:style-name="ce25" office:value-type="string">
            <text:p>Collateral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5">
            <text:p>$5.00 </text:p>
          </table:table-cell>
          <table:table-cell table:style-name="ce22" office:value-type="string">
            <text:p>\Sexpr{resultList[["TrdPwrUp5"]]}</text:p>
          </table:table-cell>
          <table:table-cell table:style-name="ce26" office:value-type="float" office:value="0.8">
            <text:p>$0.80 </text:p>
          </table:table-cell>
          <table:table-cell table:style-name="ce22" office:value-type="string">
            <text:p>\Sexpr{resultList[["TrdGasUp80"]]}</text:p>
          </table:table-cell>
          <table:table-cell table:style-name="ce26" office:value-type="float" office:value="10">
            <text:p>$10.00 </text:p>
          </table:table-cell>
          <table:table-cell table:style-name="ce22" office:value-type="string">
            <text:p>\Sexpr{resultList[["TrdColUp10"]]}</text:p>
          </table:table-cell>
          <table:table-cell/>
          <table:table-cell table:style-name="ce26" office:value-type="float" office:value="5">
            <text:p>$5.00 </text:p>
          </table:table-cell>
          <table:table-cell table:style-name="ce22" office:value-type="string">
            <text:p>\Sexpr{resultList[["Trd09PwrUp5"]]}</text:p>
          </table:table-cell>
          <table:table-cell table:style-name="ce26" office:value-type="float" office:value="0.8">
            <text:p>$0.80 </text:p>
          </table:table-cell>
          <table:table-cell table:style-name="ce22" office:value-type="string">
            <text:p>\Sexpr{resultList[["Trd09GasUp80"]]}</text:p>
          </table:table-cell>
          <table:table-cell table:style-name="ce26" office:value-type="float" office:value="10">
            <text:p>$10.00 </text:p>
          </table:table-cell>
          <table:table-cell table:style-name="ce22" office:value-type="string">
            <text:p>\Sexpr{resultList[["Trd09ColUp10"]]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3">
            <text:p>$3.00 </text:p>
          </table:table-cell>
          <table:table-cell table:style-name="ce22" office:value-type="string">
            <text:p>\Sexpr{resultList[["TrdPwrUp3"]]}</text:p>
          </table:table-cell>
          <table:table-cell table:style-name="ce26" office:value-type="float" office:value="0.5">
            <text:p>$0.50 </text:p>
          </table:table-cell>
          <table:table-cell table:style-name="ce22" office:value-type="string">
            <text:p>\Sexpr{resultList[["TrdGasUp50"]]}</text:p>
          </table:table-cell>
          <table:table-cell table:style-name="ce26" office:value-type="float" office:value="5">
            <text:p>$5.00 </text:p>
          </table:table-cell>
          <table:table-cell table:style-name="ce22" office:value-type="string">
            <text:p>\Sexpr{resultList[["TrdColUp5"]]}</text:p>
          </table:table-cell>
          <table:table-cell/>
          <table:table-cell table:style-name="ce26" office:value-type="float" office:value="3">
            <text:p>$3.00 </text:p>
          </table:table-cell>
          <table:table-cell table:style-name="ce22" office:value-type="string">
            <text:p>\Sexpr{resultList[["Trd09PwrUp3"]]}</text:p>
          </table:table-cell>
          <table:table-cell table:style-name="ce26" office:value-type="float" office:value="0.5">
            <text:p>$0.50 </text:p>
          </table:table-cell>
          <table:table-cell table:style-name="ce22" office:value-type="string">
            <text:p>\Sexpr{resultList[["Trd09GasUp50"]]}</text:p>
          </table:table-cell>
          <table:table-cell table:style-name="ce26" office:value-type="float" office:value="5">
            <text:p>$5.00 </text:p>
          </table:table-cell>
          <table:table-cell table:style-name="ce22" office:value-type="string">
            <text:p>\Sexpr{resultList[["Trd09ColUp5"]]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1">
            <text:p>$1.00 </text:p>
          </table:table-cell>
          <table:table-cell table:style-name="ce22" office:value-type="string">
            <text:p>\Sexpr{resultList[["TrdPwrUp1"]]}</text:p>
          </table:table-cell>
          <table:table-cell table:style-name="ce26" office:value-type="float" office:value="0.2">
            <text:p>$0.20 </text:p>
          </table:table-cell>
          <table:table-cell table:style-name="ce22" office:value-type="string">
            <text:p>\Sexpr{resultList[["TrdGasUp20"]]}</text:p>
          </table:table-cell>
          <table:table-cell table:style-name="ce26" office:value-type="float" office:value="2">
            <text:p>$2.00 </text:p>
          </table:table-cell>
          <table:table-cell table:style-name="ce22" office:value-type="string">
            <text:p>\Sexpr{resultList[["TrdColUp2"]]}</text:p>
          </table:table-cell>
          <table:table-cell/>
          <table:table-cell table:style-name="ce26" office:value-type="float" office:value="1">
            <text:p>$1.00 </text:p>
          </table:table-cell>
          <table:table-cell table:style-name="ce22" office:value-type="string">
            <text:p>\Sexpr{resultList[["Trd09PwrUp1"]]}</text:p>
          </table:table-cell>
          <table:table-cell table:style-name="ce26" office:value-type="float" office:value="0.2">
            <text:p>$0.20 </text:p>
          </table:table-cell>
          <table:table-cell table:style-name="ce22" office:value-type="string">
            <text:p>\Sexpr{resultList[["Trd09GasUp20"]]}</text:p>
          </table:table-cell>
          <table:table-cell table:style-name="ce26" office:value-type="float" office:value="2">
            <text:p>$2.00 </text:p>
          </table:table-cell>
          <table:table-cell table:style-name="ce22" office:value-type="string">
            <text:p>\Sexpr{resultList[["Trd09ColUp2"]]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-1">
            <text:p>($1.00)</text:p>
          </table:table-cell>
          <table:table-cell table:style-name="ce22" office:value-type="string">
            <text:p>\Sexpr{resultList[["TrdPwrDn1"]]}</text:p>
          </table:table-cell>
          <table:table-cell table:style-name="ce26" office:value-type="float" office:value="-0.2">
            <text:p>($0.20)</text:p>
          </table:table-cell>
          <table:table-cell table:style-name="ce22" office:value-type="string">
            <text:p>\Sexpr{resultList[["TrdGasDn20"]]}</text:p>
          </table:table-cell>
          <table:table-cell table:style-name="ce26" office:value-type="float" office:value="-2">
            <text:p>($2.00)</text:p>
          </table:table-cell>
          <table:table-cell table:style-name="ce22" office:value-type="string">
            <text:p>\Sexpr{resultList[["TrdColDn2"]]}</text:p>
          </table:table-cell>
          <table:table-cell/>
          <table:table-cell table:style-name="ce26" office:value-type="float" office:value="-1">
            <text:p>($1.00)</text:p>
          </table:table-cell>
          <table:table-cell table:style-name="ce22" office:value-type="string">
            <text:p>\Sexpr{resultList[["Trd09PwrDn1"]]}</text:p>
          </table:table-cell>
          <table:table-cell table:style-name="ce26" office:value-type="float" office:value="-0.2">
            <text:p>($0.20)</text:p>
          </table:table-cell>
          <table:table-cell table:style-name="ce22" office:value-type="string">
            <text:p>\Sexpr{resultList[["Trd09GasDn20"]]}</text:p>
          </table:table-cell>
          <table:table-cell table:style-name="ce26" office:value-type="float" office:value="-2">
            <text:p>($2.00)</text:p>
          </table:table-cell>
          <table:table-cell table:style-name="ce22" office:value-type="string">
            <text:p>\Sexpr{resultList[["Trd09ColDn2"]]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-3">
            <text:p>($3.00)</text:p>
          </table:table-cell>
          <table:table-cell table:style-name="ce22" office:value-type="string">
            <text:p>\Sexpr{resultList[["TrdPwrDn3"]]}</text:p>
          </table:table-cell>
          <table:table-cell table:style-name="ce26" office:value-type="float" office:value="-0.5">
            <text:p>($0.50)</text:p>
          </table:table-cell>
          <table:table-cell table:style-name="ce22" office:value-type="string">
            <text:p>\Sexpr{resultList[["TrdGasDn50"]]}</text:p>
          </table:table-cell>
          <table:table-cell table:style-name="ce26" office:value-type="float" office:value="-5">
            <text:p>($5.00)</text:p>
          </table:table-cell>
          <table:table-cell table:style-name="ce22" office:value-type="string">
            <text:p>\Sexpr{resultList[["TrdColDn5"]]}</text:p>
          </table:table-cell>
          <table:table-cell/>
          <table:table-cell table:style-name="ce26" office:value-type="float" office:value="-3">
            <text:p>($3.00)</text:p>
          </table:table-cell>
          <table:table-cell table:style-name="ce22" office:value-type="string">
            <text:p>\Sexpr{resultList[["Trd09PwrDn3"]]}</text:p>
          </table:table-cell>
          <table:table-cell table:style-name="ce26" office:value-type="float" office:value="-0.5">
            <text:p>($0.50)</text:p>
          </table:table-cell>
          <table:table-cell table:style-name="ce22" office:value-type="string">
            <text:p>\Sexpr{resultList[["Trd09GasDn50"]]}</text:p>
          </table:table-cell>
          <table:table-cell table:style-name="ce26" office:value-type="float" office:value="-5">
            <text:p>($5.00)</text:p>
          </table:table-cell>
          <table:table-cell table:style-name="ce22" office:value-type="string">
            <text:p>\Sexpr{resultList[["Trd09ColDn5"]]}</text:p>
          </table:table-cell>
          <table:table-cell table:number-columns-repeated="1010"/>
        </table:table-row>
        <table:table-row table:style-name="ro2">
          <table:table-cell/>
          <table:table-cell table:style-name="ce26" office:value-type="float" office:value="-5">
            <text:p>($5.00)</text:p>
          </table:table-cell>
          <table:table-cell table:style-name="ce22" office:value-type="string">
            <text:p>\Sexpr{resultList[["TrdPwrDn5"]]}</text:p>
          </table:table-cell>
          <table:table-cell table:style-name="ce26" office:value-type="float" office:value="-0.8">
            <text:p>($0.80)</text:p>
          </table:table-cell>
          <table:table-cell table:style-name="ce22" office:value-type="string">
            <text:p>\Sexpr{resultList[["TrdGasDn80"]]}</text:p>
          </table:table-cell>
          <table:table-cell table:style-name="ce26" office:value-type="float" office:value="-10">
            <text:p>($10.00)</text:p>
          </table:table-cell>
          <table:table-cell table:style-name="ce22" office:value-type="string">
            <text:p>\Sexpr{resultList[["TrdColDn10"]]}</text:p>
          </table:table-cell>
          <table:table-cell/>
          <table:table-cell table:style-name="ce26" office:value-type="float" office:value="-5">
            <text:p>($5.00)</text:p>
          </table:table-cell>
          <table:table-cell table:style-name="ce22" office:value-type="string">
            <text:p>\Sexpr{resultList[["Trd09PwrDn5"]]}</text:p>
          </table:table-cell>
          <table:table-cell table:style-name="ce26" office:value-type="float" office:value="-0.8">
            <text:p>($0.80)</text:p>
          </table:table-cell>
          <table:table-cell table:style-name="ce22" office:value-type="string">
            <text:p>\Sexpr{resultList[["Trd09GasDn80"]]}</text:p>
          </table:table-cell>
          <table:table-cell table:style-name="ce26" office:value-type="float" office:value="-10">
            <text:p>($10.00)</text:p>
          </table:table-cell>
          <table:table-cell table:style-name="ce22" office:value-type="string">
            <text:p>\Sexpr{resultList[["Trd09ColDn10"]]}</text:p>
          </table:table-cell>
          <table:table-cell table:number-columns-repeated="1010"/>
        </table:table-row>
        <table:table-row table:style-name="ro2">
          <table:table-cell/>
          <table:table-cell table:style-name="ce12"/>
          <table:table-cell table:style-name="ce33"/>
          <table:table-cell table:style-name="ce20"/>
          <table:table-cell table:style-name="ce36" table:number-columns-repeated="3"/>
          <table:table-cell table:number-columns-repeated="1017"/>
        </table:table-row>
        <table:table-row table:style-name="ro2">
          <table:table-cell table:style-name="ce14" office:value-type="string">
            <text:p>Note: MWhe is equal to the sum of total power delta plus the sum of total gas delta divided by the gas hedge ratio.</text:p>
          </table:table-cell>
          <table:table-cell table:style-name="ce12"/>
          <table:table-cell table:style-name="ce33"/>
          <table:table-cell table:style-name="ce20"/>
          <table:table-cell table:style-name="ce36" table:number-columns-repeated="3"/>
          <table:table-cell table:number-columns-repeated="1017"/>
        </table:table-row>
        <table:table-row table:style-name="ro2" table:number-rows-repeated="6543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2P0" style:volatile="true">
      <number:text>$</number:text>
      <number:number number:decimal-places="1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5P0" style:volatile="true">
      <number:number number:decimal-places="1" number:min-integer-digits="1" number:grouping="true"/>
    </number:number-style>
    <number:number-style style:name="N155">
      <style:text-properties fo:color="#ff0000"/>
      <number:text>-</number:text>
      <number:number number:decimal-places="1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number number:decimal-places="1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8P0" style:volatile="true" number:language="en" number:country="US">
      <number:number number:decimal-places="1" number:min-integer-digits="1" number:grouping="true"/>
    </number:number-style>
    <number:number-style style:name="N5138" number:language="en" number:country="US">
      <style:text-properties fo:color="#ff0000"/>
      <number:text>-</number:text>
      <number:number number:decimal-places="1" number:min-integer-digits="1" number:grouping="true"/>
      <style:map style:condition="value()&gt;=0" style:apply-style-name="N5138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3" style:display-name="Heading 1 3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138in solid #c0c0c0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3" style:display-name="Total 3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4" style:display-name="Heading 1 4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138in solid #c0c0c0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4" style:display-name="Total 4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5" style:display-name="Heading 1 5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138in solid #c0c0c0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5" style:display-name="Total 5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6" style:display-name="Heading 1 6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138in solid #c0c0c0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6" style:display-name="Total 6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7" style:display-name="60% - Accent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7" style:display-name="60% - Accent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7" style:display-name="60% - Accent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7" style:display-name="60% - 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7" style:display-name="60% - 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7" style:display-name="60% - Accent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7" style:display-name="Bad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7" style:display-name="Calculation 7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7" style:display-name="Check Cell 7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7" style:display-name="Explanatory Text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7" style:display-name="Good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7" style:display-name="Heading 1 7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7" style:display-name="Heading 2 7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7" style:display-name="Heading 3 7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7" style:display-name="Heading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7" style:display-name="Linked Cell 7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" style:display-name="Neutral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7" style:display-name="Note 7" style:family="table-cell" style:parent-style-name="Default">
      <style:table-cell-properties fo:background-color="#ffffcc" style:diagonal-bl-tr="none" style:diagonal-tl-br="none" fo:border="0.0138in solid #c0c0c0"/>
    </style:style>
    <style:style style:name="Output_20_7" style:display-name="Output 7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7" style:display-name="Title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7" style:display-name="Total 7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7" style:display-name="Warning Tex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8" style:display-name="20% - Accent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8" style:display-name="20% - Accent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8" style:display-name="20% - Accent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8" style:display-name="20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8" style:display-name="20% - Accent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8" style:display-name="20% - Accent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8" style:display-name="40% - Accent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8" style:display-name="40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8" style:display-name="40% - Accent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8" style:display-name="40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8" style:display-name="40% - Accent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8" style:display-name="40% - Accent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8" style:display-name="60% - Accent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8" style:display-name="60% - Accent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8" style:display-name="60% - Accent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8" style:display-name="60% - 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8" style:display-name="60% - 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8" style:display-name="60% - Accent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8" style:display-name="Bad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8" style:display-name="Calculation 8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8" style:display-name="Check Cell 8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8" style:display-name="Explanatory Text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8" style:display-name="Good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8" style:display-name="Heading 1 8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8" style:display-name="Heading 2 8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8" style:display-name="Heading 3 8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8" style:display-name="Heading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8" style:display-name="Input 8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8" style:display-name="Linked Cell 8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" style:display-name="Neutral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8" style:display-name="Note 8" style:family="table-cell" style:parent-style-name="Default">
      <style:table-cell-properties fo:background-color="#ffffcc" style:diagonal-bl-tr="none" style:diagonal-tl-br="none" fo:border="0.0138in solid #c0c0c0"/>
    </style:style>
    <style:style style:name="Output_20_8" style:display-name="Output 8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8" style:display-name="Title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8" style:display-name="Total 8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8" style:display-name="Warning Tex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9" style:display-name="20% - Accent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9" style:display-name="20% - Accent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9" style:display-name="20% - Accent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9" style:display-name="20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9" style:display-name="20% - Accent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9" style:display-name="20% - Accent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9" style:display-name="40% - Accent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9" style:display-name="40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9" style:display-name="40% - Accent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9" style:display-name="40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9" style:display-name="40% - Accent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9" style:display-name="40% - Accent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9" style:display-name="60% - Accent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9" style:display-name="60% - Accent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9" style:display-name="60% - Accent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9" style:display-name="60% - 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9" style:display-name="60% - 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9" style:display-name="60% - Accent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9" style:display-name="Bad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9" style:display-name="Calculation 9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9" style:display-name="Check Cell 9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9" style:display-name="Explanatory Text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9" style:display-name="Good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9" style:display-name="Heading 1 9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9" style:display-name="Heading 2 9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9" style:display-name="Heading 3 9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9" style:display-name="Heading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9" style:display-name="Input 9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9" style:display-name="Linked Cell 9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" style:display-name="Neutral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9" style:display-name="Note 9" style:family="table-cell" style:parent-style-name="Default">
      <style:table-cell-properties fo:background-color="#ffffcc" style:diagonal-bl-tr="none" style:diagonal-tl-br="none" fo:border="0.0138in solid #c0c0c0"/>
    </style:style>
    <style:style style:name="Output_20_9" style:display-name="Output 9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9" style:display-name="Title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9" style:display-name="Total 9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9" style:display-name="Warning Tex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0" style:display-name="20% - Accent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0" style:display-name="20% - Accent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0" style:display-name="20% - Accent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0" style:display-name="20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0" style:display-name="20% - Accent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0" style:display-name="20% - Accent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0" style:display-name="40% - Accent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0" style:display-name="40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0" style:display-name="40% - Accent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0" style:display-name="40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0" style:display-name="40% - Accent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0" style:display-name="40% - Accent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0" style:display-name="60% - Accent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0" style:display-name="60% - Accent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0" style:display-name="60% - Accent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0" style:display-name="60% - 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0" style:display-name="60% - 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0" style:display-name="60% - Accent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0" style:display-name="Bad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0" style:display-name="Calculation 10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0" style:display-name="Check Cell 10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0" style:display-name="Explanatory Text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0" style:display-name="Good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0" style:display-name="Heading 1 10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0" style:display-name="Heading 2 10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0" style:display-name="Heading 3 10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0" style:display-name="Heading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0" style:display-name="Input 10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0" style:display-name="Linked Cell 10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0" style:display-name="Neutral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0" style:display-name="Note 10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0" style:display-name="Output 10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0" style:display-name="Title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0" style:display-name="Warning Tex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first-page-number="continue" style:scale-to="79%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04/14/2009</text:date>, <text:time>08:4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Commands" style:display-name="PageStyle_TemplateComma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1" style:display-name="PageStyle_TemplateCommand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2" style:display-name="PageStyle_TemplateCommand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3" style:display-name="PageStyle_TemplateCommands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4" style:display-name="PageStyle_TemplateCommands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5" style:display-name="PageStyle_TemplateCommands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6" style:display-name="PageStyle_TemplateCommands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Commands_20_7" style:display-name="PageStyle_TemplateCommands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15T10:12:10.49</meta:creation-date>
    <dc:date>2009-04-14T08:42:26.54</dc:date>
    <meta:editing-duration>PT13H20M56S</meta:editing-duration>
    <meta:editing-cycles>64</meta:editing-cycles>
    <meta:generator>OpenOffice.org/3.0$Win32 OpenOffice.org_project/300m9$Build-9358</meta:generator>
    <meta:document-statistic meta:table-count="1" meta:cell-count="591" meta:object-count="0"/>
    <meta:user-defined meta:name="Info 1"/>
    <meta:user-defined meta:name="Info 2"/>
    <meta:user-defined meta:name="Info 3"/>
    <meta:user-defined meta:name="Info 4"/>
  </office:meta>
</office:document-meta>
</file>